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 hne" svg:font-family="'S hne', ui-sans-serif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711cm" fo:margin-left="0cm" table:align="left" style:writing-mode="lr-tb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8.52cm"/>
    </style:style>
    <style:style style:name="Таблица1.C" style:family="table-column">
      <style:table-column-properties style:column-width="8.4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97cm" fo:border-left="none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-left="none" fo:border-right="0.1pt solid #000000" fo:border-top="0.1pt solid #000000" fo:border-bottom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2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3" style:family="paragraph" style:parent-style-name="Text_20_body">
      <style:text-properties style:font-name="Times New Roman" fo:font-size="12pt" fo:language="ru" fo:country="RU" fo:font-weight="normal" officeooo:paragraph-rsid="000b247e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paragraph-properties fo:margin-top="0.318cm" fo:margin-bottom="0cm" style:contextual-spacing="false" fo:orphans="2" fo:widows="2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Text_20_body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Text_20_body">
      <style:text-properties style:font-name="Times New Roman" fo:font-size="12pt" fo:font-weight="normal" officeooo:paragraph-rsid="000b247e" style:font-size-asian="12pt" style:font-weight-asian="normal" style:font-name-complex="Times New Roman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paragraph-rsid="000e2950" style:font-size-asian="12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2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3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4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5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167fd1" style:font-size-asian="12pt" style:font-style-asian="normal" style:font-weight-asian="normal" style:font-name-complex="Times New Roman" style:font-size-complex="12pt" style:font-weight-complex="normal"/>
    </style:style>
    <style:style style:name="P16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1ea190" style:font-size-asian="12pt" style:font-style-asian="normal" style:font-weight-asian="normal" style:font-name-complex="Times New Roman" style:font-size-complex="12pt" style:font-weight-complex="normal"/>
    </style:style>
    <style:style style:name="P17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18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paragraph-rsid="00096970" style:font-size-asian="12pt" style:font-style-asian="normal" style:font-weight-asian="normal" style:font-name-complex="Times New Roman" style:font-size-complex="12pt" style:font-weight-complex="normal"/>
    </style:style>
    <style:style style:name="P19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paragraph-rsid="00167fd1" style:font-size-asian="12pt" style:font-style-asian="normal" style:font-weight-asian="normal" style:font-name-complex="Times New Roman" style:font-size-complex="12pt" style:font-weight-complex="normal"/>
    </style:style>
    <style:style style:name="P20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21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paragraph-rsid="00167fd1" style:font-size-asian="12pt" style:font-style-asian="normal" style:font-weight-asian="normal" style:font-name-complex="Times New Roman" style:font-size-complex="12pt" style:font-weight-complex="normal"/>
    </style:style>
    <style:style style:name="P22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fo:background-color="#ffff00" style:font-size-asian="12pt" style:font-style-asian="normal" style:font-weight-asian="normal" style:font-name-complex="Times New Roman" style:font-size-complex="12pt" style:font-weight-complex="normal"/>
    </style:style>
    <style:style style:name="P23" style:family="paragraph" style:parent-style-name="Text_20_body">
      <style:paragraph-properties fo:margin-top="0cm" fo:margin-bottom="0.212cm" style:contextual-spacing="false"/>
    </style:style>
    <style:style style:name="P24" style:family="paragraph" style:parent-style-name="Text_20_body">
      <style:paragraph-properties fo:margin-top="0.318cm" fo:margin-bottom="0cm" style:contextual-spacing="false" fo:orphans="2" fo:widows="2"/>
    </style:style>
    <style:style style:name="P25" style:family="paragraph" style:parent-style-name="Text_20_body">
      <style:paragraph-properties fo:margin-top="0.318cm" fo:margin-bottom="0cm" style:contextual-spacing="false" fo:orphans="2" fo:widows="2"/>
      <style:text-properties officeooo:paragraph-rsid="00096970"/>
    </style:style>
    <style:style style:name="P26" style:family="paragraph" style:parent-style-name="Text_20_body">
      <style:paragraph-properties fo:margin-top="0.318cm" fo:margin-bottom="0cm" style:contextual-spacing="false" fo:orphans="2" fo:widows="2"/>
      <style:text-properties officeooo:paragraph-rsid="001e18e8"/>
    </style:style>
    <style:style style:name="P27" style:family="paragraph" style:parent-style-name="Text_20_body">
      <style:paragraph-properties fo:margin-top="0.318cm" fo:margin-bottom="0cm" style:contextual-spacing="false" fo:orphans="2" fo:widows="2"/>
      <style:text-properties officeooo:paragraph-rsid="001ea190"/>
    </style:style>
    <style:style style:name="P28" style:family="paragraph" style:parent-style-name="Text_20_body">
      <style:text-properties officeooo:paragraph-rsid="000b247e"/>
    </style:style>
    <style:style style:name="P29" style:family="paragraph" style:parent-style-name="Text_20_body">
      <style:paragraph-properties fo:margin-top="0cm" fo:margin-bottom="0.212cm" style:contextual-spacing="false"/>
      <style:text-properties officeooo:paragraph-rsid="000ff7f7"/>
    </style:style>
    <style:style style:name="P30" style:family="paragraph" style:parent-style-name="Table_20_Contents">
      <style:text-properties style:font-name="Times New Roman" fo:font-size="12pt" fo:font-weight="normal" officeooo:paragraph-rsid="003dd27b" style:font-size-asian="12pt" style:font-weight-asian="normal" style:font-name-complex="Times New Roman" style:font-size-complex="12pt" style:font-weight-complex="normal"/>
    </style:style>
    <style:style style:name="P31" style:family="paragraph" style:parent-style-name="Table_20_Contents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2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paragraph-rsid="0022ffac" fo:background-color="#afd095" style:font-size-asian="12pt" style:font-style-asian="normal" style:font-weight-asian="normal" style:font-name-complex="Times New Roman" style:font-size-complex="12pt" style:font-weight-complex="normal"/>
    </style:style>
    <style:style style:name="P33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34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22ffac" style:font-size-asian="12pt" style:font-style-asian="normal" style:font-weight-asian="normal" style:font-name-complex="Times New Roman" style:font-size-complex="12pt" style:font-weight-complex="normal"/>
    </style:style>
    <style:style style:name="P35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294ce8" style:font-size-asian="12pt" style:font-style-asian="normal" style:font-weight-asian="normal" style:font-name-complex="Times New Roman" style:font-size-complex="12pt" style:font-weight-complex="normal"/>
    </style:style>
    <style:style style:name="P36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2d01e5" style:font-size-asian="12pt" style:font-style-asian="normal" style:font-weight-asian="normal" style:font-name-complex="Times New Roman" style:font-size-complex="12pt" style:font-weight-complex="normal"/>
    </style:style>
    <style:style style:name="P37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30bb1c" style:font-size-asian="12pt" style:font-style-asian="normal" style:font-weight-asian="normal" style:font-name-complex="Times New Roman" style:font-size-complex="12pt" style:font-weight-complex="normal"/>
    </style:style>
    <style:style style:name="P38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390a1f" style:font-size-asian="12pt" style:font-style-asian="normal" style:font-weight-asian="normal" style:font-name-complex="Times New Roman" style:font-size-complex="12pt" style:font-weight-complex="normal"/>
    </style:style>
    <style:style style:name="P39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3dd27b" style:font-size-asian="12pt" style:font-style-asian="normal" style:font-weight-asian="normal" style:font-name-complex="Times New Roman" style:font-size-complex="12pt" style:font-weight-complex="normal"/>
    </style:style>
    <style:style style:name="P40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4ee75d" style:font-size-asian="12pt" style:font-style-asian="normal" style:font-weight-asian="normal" style:font-name-complex="Times New Roman" style:font-size-complex="12pt" style:font-weight-complex="normal"/>
    </style:style>
    <style:style style:name="P41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font-style="normal" fo:font-weight="normal" officeooo:paragraph-rsid="0056c7e1" style:font-size-asian="12pt" style:font-style-asian="normal" style:font-weight-asian="normal" style:font-name-complex="Times New Roman" style:font-size-complex="12pt" style:font-weight-complex="normal"/>
    </style:style>
    <style:style style:name="P42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43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2b0e6f" style:font-size-asian="12pt" style:font-style-asian="normal" style:font-weight-asian="normal" style:font-name-complex="Times New Roman" style:font-size-complex="12pt" style:font-weight-complex="normal"/>
    </style:style>
    <style:style style:name="P44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30bb1c" style:font-size-asian="12pt" style:font-style-asian="normal" style:font-weight-asian="normal" style:font-name-complex="Times New Roman" style:font-size-complex="12pt" style:font-weight-complex="normal"/>
    </style:style>
    <style:style style:name="P45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36b2db" style:font-size-asian="12pt" style:font-style-asian="normal" style:font-weight-asian="normal" style:font-name-complex="Times New Roman" style:font-size-complex="12pt" style:font-weight-complex="normal"/>
    </style:style>
    <style:style style:name="P46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3dd27b" style:font-size-asian="12pt" style:font-style-asian="normal" style:font-weight-asian="normal" style:font-name-complex="Times New Roman" style:font-size-complex="12pt" style:font-weight-complex="normal"/>
    </style:style>
    <style:style style:name="P47" style:family="paragraph" style:parent-style-name="Text_20_body">
      <style:text-properties fo:font-variant="normal" fo:text-transform="none" fo:color="#172b4d" loext:opacity="100%" style:font-name="Times New Roman" fo:font-size="12pt" fo:letter-spacing="normal" fo:font-style="normal" fo:font-weight="normal" officeooo:paragraph-rsid="0056c7e1" style:font-size-asian="12pt" style:font-style-asian="normal" style:font-weight-asian="normal" style:font-name-complex="Times New Roman" style:font-size-complex="12pt" style:font-weight-complex="normal"/>
    </style:style>
    <style:style style:name="P48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7db18" officeooo:paragraph-rsid="0037db18" style:font-size-asian="12pt" style:font-style-asian="normal" style:font-weight-asian="normal" style:font-name-complex="Times New Roman" style:font-size-complex="12pt" style:font-weight-complex="normal"/>
    </style:style>
    <style:style style:name="P49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47ef3c" officeooo:paragraph-rsid="0047ef3c" style:font-size-asian="12pt" style:font-style-asian="normal" style:font-weight-asian="normal" style:font-name-complex="Times New Roman" style:font-size-complex="12pt" style:font-weight-complex="normal"/>
    </style:style>
    <style:style style:name="P50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47ef3c" officeooo:paragraph-rsid="004a70cd" style:font-size-asian="12pt" style:font-style-asian="normal" style:font-weight-asian="normal" style:font-name-complex="Times New Roman" style:font-size-complex="12pt" style:font-weight-complex="normal"/>
    </style:style>
    <style:style style:name="P51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90a1f" officeooo:paragraph-rsid="00390a1f" fo:background-color="#afd095" style:font-size-asian="12pt" style:font-style-asian="normal" style:font-weight-asian="normal" style:font-name-complex="Times New Roman" style:font-size-complex="12pt" style:font-weight-complex="normal"/>
    </style:style>
    <style:style style:name="P52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dd27b" officeooo:paragraph-rsid="003dd27b" fo:background-color="#afd095" style:font-size-asian="12pt" style:font-style-asian="normal" style:font-weight-asian="normal" style:font-name-complex="Times New Roman" style:font-size-complex="12pt" style:font-weight-complex="normal"/>
    </style:style>
    <style:style style:name="P53" style:family="paragraph" style:parent-style-name="Text_20_body">
      <style:paragraph-properties fo:margin-top="0.318cm" fo:margin-bottom="0cm" style:contextual-spacing="false" fo:orphans="2" fo:widows="2"/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56c7e1" officeooo:paragraph-rsid="0056c7e1" fo:background-color="#afd095" style:font-size-asian="12pt" style:font-style-asian="normal" style:font-weight-asian="normal" style:font-name-complex="Times New Roman" style:font-size-complex="12pt" style:font-weight-complex="normal"/>
    </style:style>
    <style:style style:name="P54" style:family="paragraph" style:parent-style-name="Text_20_body">
      <style:paragraph-properties fo:margin-top="0.318cm" fo:margin-bottom="0cm" style:contextual-spacing="false" fo:orphans="2" fo:widows="2"/>
      <style:text-properties officeooo:paragraph-rsid="001ea190"/>
    </style:style>
    <style:style style:name="P55" style:family="paragraph" style:parent-style-name="Text_20_body">
      <style:paragraph-properties fo:margin-top="0.318cm" fo:margin-bottom="0cm" style:contextual-spacing="false" fo:orphans="2" fo:widows="2"/>
    </style:style>
    <style:style style:name="P56" style:family="paragraph" style:parent-style-name="Text_20_body">
      <style:paragraph-properties fo:margin-top="0.318cm" fo:margin-bottom="0cm" style:contextual-spacing="false" fo:orphans="2" fo:widows="2"/>
      <style:text-properties officeooo:paragraph-rsid="0022ffac"/>
    </style:style>
    <style:style style:name="P57" style:family="paragraph" style:parent-style-name="Text_20_body">
      <style:paragraph-properties fo:margin-top="0.318cm" fo:margin-bottom="0cm" style:contextual-spacing="false" fo:orphans="2" fo:widows="2"/>
      <style:text-properties officeooo:paragraph-rsid="002d01e5"/>
    </style:style>
    <style:style style:name="P58" style:family="paragraph" style:parent-style-name="Text_20_body">
      <style:paragraph-properties fo:margin-top="0.318cm" fo:margin-bottom="0cm" style:contextual-spacing="false" fo:orphans="2" fo:widows="2"/>
      <style:text-properties officeooo:paragraph-rsid="002dcf23"/>
    </style:style>
    <style:style style:name="P59" style:family="paragraph" style:parent-style-name="Text_20_body">
      <style:paragraph-properties fo:margin-top="0.318cm" fo:margin-bottom="0cm" style:contextual-spacing="false" fo:orphans="2" fo:widows="2"/>
      <style:text-properties officeooo:paragraph-rsid="0036b2db"/>
    </style:style>
    <style:style style:name="P60" style:family="paragraph" style:parent-style-name="Text_20_body">
      <style:paragraph-properties fo:margin-top="0.318cm" fo:margin-bottom="0cm" style:contextual-spacing="false" fo:orphans="2" fo:widows="2"/>
      <style:text-properties officeooo:paragraph-rsid="003dd27b"/>
    </style:style>
    <style:style style:name="P61" style:family="paragraph" style:parent-style-name="Text_20_body">
      <style:paragraph-properties fo:margin-top="0.318cm" fo:margin-bottom="0cm" style:contextual-spacing="false" fo:orphans="2" fo:widows="2"/>
      <style:text-properties officeooo:paragraph-rsid="004ee75d"/>
    </style:style>
    <style:style style:name="P62" style:family="paragraph" style:parent-style-name="Text_20_body">
      <style:paragraph-properties fo:margin-top="0cm" fo:margin-bottom="0.212cm" style:contextual-spacing="false"/>
      <style:text-properties fo:language="ru" fo:country="RU" officeooo:rsid="00294ce8" officeooo:paragraph-rsid="00294ce8"/>
    </style:style>
    <style:style style:name="P63" style:family="paragraph" style:parent-style-name="Text_20_body">
      <style:paragraph-properties fo:margin-top="0.318cm" fo:margin-bottom="0cm" style:contextual-spacing="false" fo:orphans="2" fo:widows="2"/>
      <style:text-properties fo:language="ru" fo:country="RU" officeooo:rsid="0030bb1c" officeooo:paragraph-rsid="0030bb1c" fo:background-color="#afd095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" style:family="text">
      <style:text-properties fo:font-variant="normal" fo:text-transform="none" fo:color="#172b4d" loext:opacity="100%" style:font-name="Times New Roman" fo:font-size="12pt" fo:letter-spacing="normal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" style:family="text">
      <style:text-properties fo:font-variant="normal" fo:text-transform="none" fo:color="#172b4d" loext:opacity="100%" style:font-name="Times New Roman" fo:font-size="12pt" fo:letter-spacing="normal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" style:family="text">
      <style:text-properties fo:font-variant="normal" fo:text-transform="none" fo:color="#172b4d" loext:opacity="100%" style:font-name="Times New Roman" fo:font-size="12pt" fo:letter-spacing="normal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" style:family="text">
      <style:text-properties fo:font-variant="normal" fo:text-transform="none" fo:color="#172b4d" loext:opacity="100%" style:font-name="Times New Roman" fo:font-size="12pt" fo:letter-spacing="normal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7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0b247e" style:font-size-asian="12pt" style:font-style-asian="normal" style:font-weight-asian="normal" style:font-name-complex="Times New Roman" style:font-size-complex="12pt" style:font-weight-complex="normal"/>
    </style:style>
    <style:style style:name="T8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0ff7f7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0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2ffac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1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b0e6f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2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d01e5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3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d01e5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4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5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dd27b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ddf19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7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409e77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8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41afdc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19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0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0b247e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1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0e2950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2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0ff7f7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3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199bae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4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2ffac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5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b0e6f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d01e5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7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dcf23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8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f4c94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29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ffea3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0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0bb1c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1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2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44f54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3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7db18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4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c1bb0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5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409e77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6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3ddf19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7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officeooo:rsid="002d01e5" fo:background-color="transparent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8" style:family="text">
      <style:text-properties fo:font-variant="normal" fo:text-transform="none" fo:color="#172b4d" loext:opacity="100%" style:font-name="Times New Roman" fo:font-size="12pt" fo:letter-spacing="normal" fo:language="en" fo:country="US" fo:font-style="normal" fo:font-weight="normal" officeooo:rsid="000ff7f7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39" style:family="text">
      <style:text-properties fo:font-variant="normal" fo:text-transform="none" fo:color="#172b4d" loext:opacity="100%" fo:letter-spacing="normal" fo:font-style="normal" fo:font-weight="normal" style:font-style-asian="normal" style:font-weight-asian="normal" style:font-name-complex="Times New Roman" style:font-weight-complex="normal"/>
    </style:style>
    <style:style style:name="T40" style:family="text">
      <style:text-properties fo:font-variant="normal" fo:text-transform="none" fo:color="#0d0d0d" loext:opacity="100%" style:font-name="S hne" fo:font-size="12pt" fo:letter-spacing="normal" fo:font-style="normal" fo:font-weight="normal" fo:background-color="#ffff00" loext:char-shading-value="0" style:font-size-asian="12pt" style:font-style-asian="normal" style:font-weight-asian="normal" style:font-name-complex="S hne"/>
    </style:style>
    <style:style style:name="T41" style:family="text">
      <style:text-properties fo:font-variant="normal" fo:text-transform="none" fo:color="#0d0d0d" loext:opacity="100%" style:font-name="Times New Roman" fo:font-size="12pt" fo:letter-spacing="normal" fo:font-style="normal" fo:font-weight="normal" fo:background-color="#ffff00" loext:char-shading-value="0" style:font-size-asian="12pt" style:font-style-asian="normal" style:font-weight-asian="normal" style:font-name-complex="Times New Roman"/>
    </style:style>
    <style:style style:name="T42" style:family="text">
      <style:text-properties fo:font-variant="normal" fo:text-transform="none" fo:color="#0d0d0d" loext:opacity="100%" style:font-name="Times New Roman" fo:font-size="12pt" fo:letter-spacing="normal" fo:language="ru" fo:country="RU" fo:font-style="normal" fo:font-weight="normal" fo:background-color="#ffff00" loext:char-shading-value="0" style:font-size-asian="12pt" style:font-style-asian="normal" style:font-weight-asian="normal" style:font-name-complex="Times New Roman"/>
    </style:style>
    <style:style style:name="T43" style:family="text">
      <style:text-properties fo:font-variant="normal" fo:text-transform="none" fo:color="#0d0d0d" loext:opacity="100%" style:font-name="Times New Roman" fo:font-size="12pt" fo:letter-spacing="normal" fo:language="ru" fo:country="RU" fo:font-style="normal" fo:font-weight="normal" officeooo:rsid="000ff7f7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4" style:family="text">
      <style:text-properties fo:font-variant="normal" fo:text-transform="none" fo:color="#0d0d0d" loext:opacity="100%" style:font-name="Times New Roman" fo:font-size="12pt" fo:letter-spacing="normal" fo:language="ru" fo:country="RU" fo:font-style="normal" fo:font-weight="normal" officeooo:rsid="000ff7f7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5" style:family="text">
      <style:text-properties fo:font-variant="normal" fo:text-transform="none" fo:color="#111111" loext:opacity="100%" style:font-name="Times New Roman" fo:font-size="12pt" fo:letter-spacing="normal" fo:font-style="normal" fo:font-weight="normal" fo:background-color="#ffff00" loext:char-shading-value="0" style:font-size-asian="12pt" style:font-style-asian="normal" style:font-weight-asian="normal" style:font-name-complex="Times New Roman"/>
    </style:style>
    <style:style style:name="T46" style:family="text">
      <style:text-properties fo:font-variant="normal" fo:text-transform="none" fo:color="#111111" loext:opacity="100%" style:font-name="Times New Roman" fo:font-size="12pt" fo:letter-spacing="normal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7" style:family="text">
      <style:text-properties fo:font-variant="normal" fo:text-transform="none" fo:color="#111111" loext:opacity="100%" style:font-name="Times New Roman" fo:font-size="12pt" fo:letter-spacing="normal" fo:font-style="normal" fo:font-weight="normal" officeooo:rsid="0054e23f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8" style:family="text">
      <style:text-properties fo:font-variant="normal" fo:text-transform="none" fo:color="#111111" loext:opacity="100%" style:font-name="Times New Roman" fo:font-size="12pt" fo:letter-spacing="normal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49" style:family="text">
      <style:text-properties fo:font-variant="normal" fo:text-transform="none" fo:color="#111111" loext:opacity="100%" style:font-name="Times New Roman" fo:font-size="12pt" fo:letter-spacing="normal" fo:font-style="normal" fo:font-weight="normal" officeooo:rsid="0054e23f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0" style:family="text">
      <style:text-properties fo:font-variant="normal" fo:text-transform="none" fo:color="#111111" loext:opacity="100%" style:font-name="Times New Roman" fo:font-size="12pt" fo:letter-spacing="normal" fo:font-style="normal" fo:font-weight="normal" officeooo:rsid="0054e23f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1" style:family="text">
      <style:text-properties fo:font-variant="normal" fo:text-transform="none" fo:color="#111111" loext:opacity="100%" style:font-name="Times New Roman" fo:font-size="12pt" fo:letter-spacing="normal" fo:font-style="normal" fo:font-weight="normal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2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fo:background-color="#ffff00" loext:char-shading-value="0" style:font-size-asian="12pt" style:font-style-asian="normal" style:font-weight-asian="normal" style:font-name-complex="Times New Roman"/>
    </style:style>
    <style:style style:name="T53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4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3dd27b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5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41afdc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6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54e23f" fo:background-color="#ffff00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7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54e23f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8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54e23f" fo:background-color="#afd095" loext:char-shading-value="0" style:font-size-asian="12pt" style:font-style-asian="normal" style:font-weight-asian="normal" style:font-name-complex="Times New Roman" style:font-size-complex="12pt" style:font-weight-complex="normal"/>
    </style:style>
    <style:style style:name="T5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60" style:family="text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61" style:family="text">
      <style:text-properties style:font-name="Times New Roman" fo:font-size="12pt" fo:language="ru" fo:country="RU" fo:font-weight="normal" fo:background-color="#ffff00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style:font-name="Times New Roman" fo:language="ru" fo:country="RU" fo:background-color="#ffff00" loext:char-shading-value="0" style:font-name-complex="Times New Roman"/>
    </style:style>
    <style:style style:name="T63" style:family="text">
      <style:text-properties style:font-name="Times New Roman" fo:background-color="#ffff00" loext:char-shading-value="0" style:font-name-complex="Times New Roman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background-color="#afd095" loext:char-shading-value="0"/>
    </style:style>
    <style:style style:name="T66" style:family="text">
      <style:text-properties fo:language="ru" fo:country="RU" officeooo:rsid="000b247e" fo:background-color="#afd095" loext:char-shading-value="0"/>
    </style:style>
    <style:style style:name="T67" style:family="text">
      <style:text-properties fo:language="ru" fo:country="RU" officeooo:rsid="000c3164" fo:background-color="#afd095" loext:char-shading-value="0"/>
    </style:style>
    <style:style style:name="T68" style:family="text">
      <style:text-properties fo:language="ru" fo:country="RU" officeooo:rsid="000e2950" fo:background-color="#afd095" loext:char-shading-value="0"/>
    </style:style>
    <style:style style:name="T69" style:family="text">
      <style:text-properties fo:language="ru" fo:country="RU" officeooo:rsid="000ff7f7" fo:background-color="#afd095" loext:char-shading-value="0"/>
    </style:style>
    <style:style style:name="T70" style:family="text">
      <style:text-properties fo:language="ru" fo:country="RU" officeooo:rsid="00116305" fo:background-color="#afd095" loext:char-shading-value="0"/>
    </style:style>
    <style:style style:name="T71" style:family="text">
      <style:text-properties fo:language="ru" fo:country="RU" officeooo:rsid="001e18e8" fo:background-color="#afd095" loext:char-shading-value="0"/>
    </style:style>
    <style:style style:name="T72" style:family="text">
      <style:text-properties fo:language="ru" fo:country="RU" officeooo:rsid="001ea190" fo:background-color="#afd095" loext:char-shading-value="0"/>
    </style:style>
    <style:style style:name="T73" style:family="text">
      <style:text-properties fo:language="ru" fo:country="RU" officeooo:rsid="002b0e6f" fo:background-color="#afd095" loext:char-shading-value="0"/>
    </style:style>
    <style:style style:name="T74" style:family="text">
      <style:text-properties fo:language="ru" fo:country="RU" officeooo:rsid="003c1bb0" fo:background-color="#afd095" loext:char-shading-value="0"/>
    </style:style>
    <style:style style:name="T75" style:family="text">
      <style:text-properties fo:language="ru" fo:country="RU" officeooo:rsid="003c7f5b" fo:background-color="#afd095" loext:char-shading-value="0"/>
    </style:style>
    <style:style style:name="T76" style:family="text">
      <style:text-properties fo:language="ru" fo:country="RU" fo:background-color="#afd095" loext:char-shading-value="0"/>
    </style:style>
    <style:style style:name="T77" style:family="text">
      <style:text-properties fo:language="ru" fo:country="RU" officeooo:rsid="003dd27b" fo:background-color="#afd095" loext:char-shading-value="0"/>
    </style:style>
    <style:style style:name="T78" style:family="text">
      <style:text-properties fo:language="ru" fo:country="RU" officeooo:rsid="004ca762" fo:background-color="#afd095" loext:char-shading-value="0"/>
    </style:style>
    <style:style style:name="T79" style:family="text">
      <style:text-properties fo:language="ru" fo:country="RU" officeooo:rsid="0052fe9d" fo:background-color="#afd095" loext:char-shading-value="0"/>
    </style:style>
    <style:style style:name="T80" style:family="text">
      <style:text-properties fo:language="ru" fo:country="RU" officeooo:rsid="0052fe9d" fo:background-color="#afd095" loext:char-shading-value="0"/>
    </style:style>
    <style:style style:name="T81" style:family="text">
      <style:text-properties fo:language="ru" fo:country="RU" officeooo:rsid="000e2950"/>
    </style:style>
    <style:style style:name="T82" style:family="text">
      <style:text-properties fo:language="ru" fo:country="RU" fo:background-color="#ffff00" loext:char-shading-value="0"/>
    </style:style>
    <style:style style:name="T83" style:family="text">
      <style:text-properties fo:language="ru" fo:country="RU" officeooo:rsid="000e2950" fo:background-color="#ffff00" loext:char-shading-value="0"/>
    </style:style>
    <style:style style:name="T84" style:family="text">
      <style:text-properties fo:language="ru" fo:country="RU" officeooo:rsid="00116305"/>
    </style:style>
    <style:style style:name="T85" style:family="text">
      <style:text-properties fo:language="ru" fo:country="RU" officeooo:rsid="001e18e8"/>
    </style:style>
    <style:style style:name="T86" style:family="text">
      <style:text-properties fo:language="ru" fo:country="RU" fo:background-color="transparent" loext:char-shading-value="0"/>
    </style:style>
    <style:style style:name="T87" style:family="text">
      <style:text-properties fo:language="ru" fo:country="RU" officeooo:rsid="003c7f5b" fo:background-color="transparent" loext:char-shading-value="0"/>
    </style:style>
    <style:style style:name="T88" style:family="text">
      <style:text-properties fo:language="ru" fo:country="RU" officeooo:rsid="003dd27b"/>
    </style:style>
    <style:style style:name="T89" style:family="text">
      <style:text-properties fo:language="ru" fo:country="RU" officeooo:rsid="0052fe9d"/>
    </style:style>
    <style:style style:name="T90" style:family="text">
      <style:text-properties fo:background-color="#afd095" loext:char-shading-value="0"/>
    </style:style>
    <style:style style:name="T91" style:family="text">
      <style:text-properties officeooo:rsid="001ea190" fo:background-color="#afd095" loext:char-shading-value="0"/>
    </style:style>
    <style:style style:name="T92" style:family="text">
      <style:text-properties fo:background-color="#afd095" loext:char-shading-value="0"/>
    </style:style>
    <style:style style:name="T93" style:family="text">
      <style:text-properties officeooo:rsid="004a70cd" fo:background-color="#afd095" loext:char-shading-value="0"/>
    </style:style>
    <style:style style:name="T94" style:family="text">
      <style:text-properties fo:background-color="#ffff00" loext:char-shading-value="0"/>
    </style:style>
    <style:style style:name="T95" style:family="text">
      <style:text-properties fo:background-color="#ffff00" loext:char-shading-value="0"/>
    </style:style>
    <style:style style:name="T96" style:family="text">
      <style:text-properties officeooo:rsid="0022ffac"/>
    </style:style>
    <style:style style:name="T97" style:family="text">
      <style:text-properties fo:background-color="transparent" loext:char-shading-value="0"/>
    </style:style>
    <style:style style:name="T98" style:family="text">
      <style:text-properties fo:color="#111111" loext:opacity="100%"/>
    </style:style>
    <style:style style:name="T99" style:family="text">
      <style:text-properties fo:color="#111111" loext:opacity="100%" fo:background-color="#ffff00" loext:char-shading-value="0"/>
    </style:style>
    <style:style style:name="T100" style:family="text">
      <style:text-properties fo:color="#111111" loext:opacity="100%" officeooo:rsid="00390a1f" fo:background-color="#ffff00" loext:char-shading-value="0"/>
    </style:style>
    <style:style style:name="T101" style:family="text">
      <style:text-properties fo:color="#111111" loext:opacity="100%" officeooo:rsid="004a70cd" fo:background-color="#ffff00" loext:char-shading-value="0"/>
    </style:style>
    <style:style style:name="T102" style:family="text">
      <style:text-properties fo:color="#111111" loext:opacity="100%" fo:language="ru" fo:country="RU" fo:background-color="#ffff00" loext:char-shading-value="0"/>
    </style:style>
    <style:style style:name="T103" style:family="text">
      <style:text-properties fo:color="#111111" loext:opacity="100%" officeooo:rsid="00318a3f"/>
    </style:style>
    <style:style style:name="T104" style:family="text">
      <style:text-properties fo:color="#111111" loext:opacity="100%" officeooo:rsid="003117d2"/>
    </style:style>
    <style:style style:name="T105" style:family="text">
      <style:text-properties fo:color="#111111" loext:opacity="100%" officeooo:rsid="0036b2db"/>
    </style:style>
    <style:style style:name="T106" style:family="text">
      <style:text-properties fo:color="#111111" loext:opacity="100%" fo:background-color="#afd095" loext:char-shading-value="0"/>
    </style:style>
    <style:style style:name="T107" style:family="text">
      <style:text-properties fo:color="#111111" loext:opacity="100%" officeooo:rsid="003dd27b" fo:background-color="#afd095" loext:char-shading-value="0"/>
    </style:style>
    <style:style style:name="T108" style:family="text">
      <style:text-properties fo:color="#111111" loext:opacity="100%" officeooo:rsid="004a70cd" fo:background-color="#afd095" loext:char-shading-value="0"/>
    </style:style>
    <style:style style:name="T109" style:family="text">
      <style:text-properties fo:color="#111111" loext:opacity="100%" officeooo:rsid="004ee75d" fo:background-color="#afd095" loext:char-shading-value="0"/>
    </style:style>
    <style:style style:name="T110" style:family="text">
      <style:text-properties fo:color="#111111" loext:opacity="100%" officeooo:rsid="003d2fcf"/>
    </style:style>
    <style:style style:name="T111" style:family="text">
      <style:text-properties fo:color="#111111" loext:opacity="100%" officeooo:rsid="004ca762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color="#111111" loext:opacity="100%" style:font-name="Times New Roman" fo:background-color="#ffff00" loext:char-shading-value="0" style:font-size-asian="12pt" style:font-name-complex="Times New Roman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style:font-name="Times New Roman" fo:background-color="#ffff00" loext:char-shading-value="0" style:font-size-asian="12pt" style:font-name-complex="Times New Roman"/>
    </style:style>
    <style:style style:name="T117" style:family="text">
      <style:text-properties fo:color="#172b4d" loext:opacity="100%" style:font-name="Times New Roman" style:font-size-asian="12pt" style:font-name-complex="Times New Roman"/>
    </style:style>
    <style:style style:name="T118" style:family="text">
      <style:text-properties style:font-name="Times New Roman" style:font-size-asian="12pt" style:font-name-complex="Times New Roman"/>
    </style:style>
    <style:style style:name="T119" style:family="text">
      <style:text-properties fo:color="#172b4d" loext:opacity="100%" style:font-name="Times New Roman" fo:background-color="#ffff00" loext:char-shading-value="0" style:font-size-asian="12pt" style:font-name-complex="Times New Roman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Вступление.<text:span text:style-name="T1"/></text:p>
            <text:p text:style-name="P12"/>
          </table:table-cell>
          <table:table-cell table:style-name="Таблица1.B1" office:value-type="string">
            <text:p text:style-name="Text_20_body"><text:span text:style-name="T6">Фритрис - мир, который населяют зверолюди. На разных континентах, среди морей и в высоких горах ведут они свои дела, строят королевства</text:span><text:span text:style-name="T8">, бьются за земли</text:span><text:span text:style-name="T6"> и торгуют. В общем, все идет своим ходом в мире Фритрис.</text:span></text:p>
            <text:p text:style-name="P24"><text:span text:style-name="T1">Пока, однажды, невероятная череда событий не сломала размеренное течение жизни и, поставила </text:span><office:annotation office:name="__Annotation__2_153673414" loext:resolved="false"><dc:creator>&lt;анонимный&gt;</dc:creator><dc:date>2024-04-30T15:17:58.854000000</dc:date><text:p text:style-name="P64"><text:span text:style-name="T112">не очень тут зверолюдство звучит.</text:span></text:p><text:p text:style-name="P64"><text:span text:style-name="T112">Эт как не человечество сказать, а просто людство.</text:span></text:p><text:p text:style-name="P64"><text:span text:style-name="T112"/></text:p><text:p text:style-name="P64"><text:span text:style-name="T112">Мож заменить на:</text:span></text:p><text:p text:style-name="P64"><text:span text:style-name="T112">цивилизацию</text:span></text:p></office:annotation><text:span text:style-name="T1">зверолюдство</text:span><office:annotation-end office:name="__Annotation__2_153673414"/><text:span text:style-name="T1"> на край </text:span><text:span text:style-name="T8">гибельной </text:span><text:span text:style-name="T1">пропасти.</text:span></text:p>
            <text:p text:style-name="P17">У подножья древних гор, в далеком королевстве Dulmir, на границе земель, по пыльной сельской дороге шел отряд наемников…</text:p>
          </table:table-cell>
          <table:table-cell table:style-name="Таблица1.C1" office:value-type="string">
            <text:p text:style-name="P28"><text:span text:style-name="T6">Фритрис - мир, который населяют зверолюди. На разных континентах, среди морей и в высоких горах ведут они свои дела, строят королевства</text:span><text:span text:style-name="T8">, бьются за земли</text:span><text:span text:style-name="T6"> и торгуют. В общем, все идет своим ходом в мире Фритрис.</text:span></text:p>
            <text:p text:style-name="P25"><text:span text:style-name="T1">Пока, однажды, невероятная череда событий не сломала размеренное течение жизни и, поставила</text:span><text:span text:style-name="T6"> </text:span><text:span text:style-name="T7">всю </text:span><text:span text:style-name="T20">цивилизацию</text:span><text:span text:style-name="T6"> </text:span><text:span text:style-name="T1">на край </text:span><text:span text:style-name="T8">гибельной </text:span><text:span text:style-name="T1">пропасти.</text:span></text:p>
            <text:p text:style-name="P18">У подножья древних гор, в далеком королевстве Dulmir, на границе земель, по пыльной сельской дороге шел отряд наемников…</text:p>
          </table:table-cell>
        </table:table-row>
        <table:table-row table:style-name="Таблица1.1">
          <table:table-cell table:style-name="Таблица1.A2" office:value-type="string">
            <text:p text:style-name="P2">Сцена 1. Первая стычка<text:span text:style-name="T59"/></text:p>
            <text:p text:style-name="P6"/>
          </table:table-cell>
          <table:table-cell table:style-name="Таблица1.B2" office:value-type="string">
            <text:p text:style-name="P2">Начало</text:p>
            <text:p text:style-name="P8">Резкар, могучий наемник, и его <office:annotation office:name="__Annotation__1175_16712391" loext:resolved="false"><dc:creator>&lt;анонимный&gt;</dc:creator><dc:date>2024-05-30T13:56:58.481000000</dc:date><text:p text:style-name="P66"><text:span text:style-name="T112">Устаревшее слово</text:span></text:p></office:annotation>ватага<office:annotation-end office:name="__Annotation__1175_16712391"/> прибывают в тихую деревню, где узнают, что <office:annotation office:name="__Annotation__1055_16712391" loext:resolved="false"><dc:creator>&lt;анонимный&gt;</dc:creator><dc:date>2024-05-30T13:21:08.361000000</dc:date><text:p text:style-name="P66"><text:span text:style-name="T112">Мож всёж - жители</text:span></text:p></office:annotation>обитатели<office:annotation-end office:name="__Annotation__1055_16712391"/> поселения противостоят грабителям. Звонкий кошель быстро убеждает наемников встать на защиту <office:annotation office:name="__Annotation__1056_16712391" loext:resolved="false"><dc:creator>&lt;анонимный&gt;</dc:creator><dc:date>2024-05-30T13:21:45.502000000</dc:date><text:p text:style-name="P66"><text:span text:style-name="T112">Тафтология</text:span></text:p><text:p text:style-name="P66"><text:span text:style-name="T112"/></text:p></office:annotation>поселения<office:annotation-end office:name="__Annotation__1056_16712391"/>. На закате, под кроваво алыми облаками, <office:annotation office:name="__Annotation__1078_16712391" loext:resolved="false"><dc:creator>&lt;анонимный&gt;</dc:creator><dc:date>2024-05-30T13:31:11.123000000</dc:date><text:p text:style-name="P66"><text:span text:style-name="T112">Первая стычка, эт как-то слабовато, как буд-то на улице столкнулись и подрались</text:span></text:p></office:annotation>разразилась первая стычка<office:annotation-end office:name="__Annotation__1078_16712391"/>. С темными фигурами грабителей <office:annotation office:name="__Annotation__1079_16712391" loext:resolved="false"><dc:creator>&lt;анонимный&gt;</dc:creator><dc:date>2024-05-30T13:33:18.805000000</dc:date><text:p text:style-name="P66"><text:span text:style-name="T112">Кинга почитал, он рекомендует избегать страдательный залог, когда есть явные герои</text:span></text:p><text:p text:style-name="P66"><text:span text:style-name="T112">https://ka-ge.facebook.com/100067090591530/posts/659882704150533/</text:span></text:p></office:annotation>встретилась сталь<office:annotation-end office:name="__Annotation__1079_16712391"/> наемников.</text:p>
            <text:p text:style-name="P8">Финал</text:p>
            <text:p text:style-name="P23"><office:annotation office:name="__Annotation__1616_16712391" loext:resolved="false"><dc:creator>&lt;анонимный&gt;</dc:creator><dc:date>2024-05-30T16:51:53.955000000</dc:date><text:p text:style-name="P66"><text:span text:style-name="T120">Быстрый переход. Как только упал грабитель, сразу поднимают кружки</text:span></text:p></office:annotation><text:span text:style-name="T60">Когда последний грабитель упал, деревня радостно выражает свою благодарность</text:span><office:annotation-end office:name="__Annotation__1616_16712391"/><text:span text:style-name="T60">, поднимая пенные кружки во славу наемников. </text:span><text:span text:style-name="T61">За выпивкой</text:span><text:span text:style-name="T40"> </text:span><text:span text:style-name="T41">фермеры делятся, что в последнее время в окрестностях появилось </text:span><text:span text:style-name="T42">много</text:span><text:span text:style-name="T41"> лихих людей, словно </text:span><text:span text:style-name="T42">какая то неведомая сила</text:span><text:span text:style-name="T41"> манит их </text:span><text:span text:style-name="T42">в</text:span><text:span text:style-name="T63"> </text:span><text:span text:style-name="T62">эти края. Страхи селян заставляют наемников с усмешками переглянуться - очередные суеверия.</text:span></text:p>
          </table:table-cell>
          <table:table-cell table:style-name="Таблица1.C2" office:value-type="string">
            <text:p text:style-name="P3">Начало</text:p>
            <text:p text:style-name="P9">Резкар, могучий<text:span text:style-name="T64"> </text:span><text:span text:style-name="T69">ящер-</text:span><text:span text:style-name="T90">наемник</text:span>,<text:span text:style-name="T64"> </text:span><text:span text:style-name="T70">со своей</text:span><text:span text:style-name="T65"> </text:span><office:annotation office:name="__Annotation__1176_16712391" loext:resolved="false"><dc:creator>&lt;анонимный&gt;</dc:creator><dc:date>2024-05-30T14:00:49.319000000</dc:date><text:p text:style-name="P66"><text:span text:style-name="T120">Команда тож не очень мне нравится, но ниже отряд уже есть</text:span></text:p></office:annotation><text:span text:style-name="T70">командой</text:span><office:annotation-end office:name="__Annotation__1176_16712391"/> <text:span text:style-name="T64">прибыва</text:span><text:span text:style-name="T84">е</text:span><text:span text:style-name="T64">т</text:span> в тихую деревню, где <text:span text:style-name="T64">узна</text:span><text:span text:style-name="T84">ё</text:span><text:span text:style-name="T64">т</text:span>, <text:span text:style-name="T90">что</text:span><text:span text:style-name="T65"> </text:span><text:span text:style-name="T66">её жители</text:span><text:span text:style-name="T65"> </text:span><text:span text:style-name="T66">страдают от набегов бандитов</text:span>. Звонкий кошель быстро убеждает наемников встать на защиту поселения. На закате, под кроваво алыми облаками, <text:span text:style-name="T90">разразил</text:span><text:span text:style-name="T67">ся бой</text:span>. <text:span text:style-name="T68">Отряд Резкара, сверкая сталью клинков, врезался в тёмные фигуры разбойников.</text:span></text:p>
            <text:p text:style-name="P10">Финал</text:p>
            <text:p text:style-name="P29"><text:span text:style-name="T81">Когда последний грабитель упал, </text:span><text:span text:style-name="T71">благодарные жители приглашают</text:span><text:span text:style-name="T85"> </text:span><text:span text:style-name="T71">отпраздновать и поднять пенные кружки за победу</text:span><text:span text:style-name="T81">. </text:span><office:annotation office:name="__Annotation__1257_16712391" loext:resolved="false"><dc:creator>&lt;анонимный&gt;</dc:creator><dc:date>2024-05-30T14:09:00.134000000</dc:date><text:p text:style-name="P66"><text:span text:style-name="T120">Добавил купца для сюжетного перехода к следующей сцене</text:span></text:p></office:annotation><text:span text:style-name="T83">За выпивкой</text:span><text:span text:style-name="T68"> </text:span><text:span text:style-name="T69">к Резкару подсаживается купец и просит сопроводить его в </text:span><text:span text:style-name="T21">Tarankol. </text:span><text:span text:style-name="T22">«В</text:span><text:span text:style-name="T43"> последнее время в окрестностях появилось много лихих людей, </text:span><text:span text:style-name="T44">похоже</text:span><text:span text:style-name="T43"> какая то неведомая сила манит их в</text:span><text:span text:style-name="T9"> эти края.</text:span><text:span text:style-name="T22">» </text:span><text:span text:style-name="T38">- </text:span><text:span text:style-name="T22">говорит торговец, чем </text:span><text:span text:style-name="T9"><text:s/>заставляет наемников с усмешками переглянуться.</text:span><office:annotation-end office:name="__Annotation__1257_16712391"/></text:p>
          </table:table-cell>
        </table:table-row>
        <table:table-row table:style-name="Таблица1.1">
          <table:table-cell table:style-name="Таблица1.A2" office:value-type="string">
            <text:p text:style-name="P20">Сцена 2. Караван<text:span text:style-name="T1"/></text:p>
            <text:p text:style-name="P12"/>
          </table:table-cell>
          <table:table-cell table:style-name="Таблица1.B2" office:value-type="string">
            <text:p text:style-name="P20">Начало<text:span text:style-name="T8"/></text:p>
            <text:p text:style-name="P24"><text:span text:style-name="T8">Через</text:span><text:span text:style-name="T2"> деревн</text:span><text:span text:style-name="T8">ю</text:span><text:span text:style-name="T1"> к портовому городу Tarankol пролегает тракт, последнее время не спокойный. Группа наемников берется сопровождать купеческий караван через опасные земли. На пол пути </text:span><office:annotation office:name="__Annotation__1450_16712391" loext:resolved="false"><dc:creator>&lt;анонимный&gt;</dc:creator><dc:date>2024-05-30T14:27:44.713000000</dc:date><text:p text:style-name="P66"><text:span text:style-name="T112">Думаю стоит поменять порядок слов</text:span></text:p><text:p text:style-name="P66"><text:span text:style-name="T112">Банда разбойников, например</text:span></text:p></office:annotation><text:span text:style-name="T1">разбойничья банда</text:span><office:annotation-end office:name="__Annotation__1450_16712391"/><text:span text:style-name="T1"> нападает из засады,</text:span><office:annotation office:name="__Annotation__1348_16712391" loext:resolved="false"><dc:creator>&lt;анонимный&gt;</dc:creator><dc:date>2024-05-30T14:20:20.667000000</dc:date><text:p text:style-name="P66"><text:span text:style-name="T112">Думаю в начало эту фразу, эт Йоде можно.</text:span></text:p></office:annotation><text:span text:style-name="T1"> чуя богатую наживу</text:span><office:annotation-end office:name="__Annotation__1348_16712391"/><text:span text:style-name="T1">. Резкар вскидывает руку, посылая знак отряду занять оборону.</text:span></text:p>
            <text:p text:style-name="P14">Финал<text:span text:style-name="T8"/></text:p>
            <text:p text:style-name="P22"><office:annotation office:name="__Annotation__1529_2608025956" loext:resolved="false"><dc:creator>&lt;анонимный&gt;</dc:creator><dc:date>2024-05-30T17:50:13.223000000</dc:date><text:p text:style-name="P65"><text:span text:style-name="T115">Хочу сделать промежуточную не стандартную миссию с монахом в храме мож тут его ввести в повествование?</text:span></text:p></office:annotation>Единственный выживший разбойник поведал<office:annotation-end office:name="__Annotation__1529_2608025956"/>, откуда они прибыли и куда направлялись, ведомые своим вожаком, который неистово что-то хотел найти в этих землях. «Треклятый старый шаман забил ему голову <office:annotation office:name="__Annotation__1617_16712391" loext:resolved="false"><dc:creator>&lt;анонимный&gt;</dc:creator><dc:date>2024-05-30T17:03:52.050000000</dc:date><text:p text:style-name="P66"><text:span text:style-name="T120">Чёт как-то много за эту силу</text:span></text:p></office:annotation>сказками о какой то там силе<office:annotation-end office:name="__Annotation__1617_16712391"/>». </text:p>
            <text:p text:style-name="P17"><text:soft-page-break/>В городе, куда караван доставил груз, наемников встречает купец. Он отсыпает пару монет в руку Резкара и довольный удаляется. <office:annotation office:name="__Annotation__1683_16712391" loext:resolved="false"><dc:creator>&lt;анонимный&gt;</dc:creator><dc:date>2024-05-30T17:23:23.234000000</dc:date><text:p text:style-name="P66"><text:span text:style-name="T120">Суть мыслей я понимаю, но мне кажется сначала Резкара над показать благородным чтоль и/или честным. Для контраста в концовке. А эти мысли вначале немного его портят.</text:span></text:p></office:annotation>“Куда как доходнее быть разбойником“<office:annotation-end office:name="__Annotation__1683_16712391"/> - задумался Резкар.</text:p>
          </table:table-cell>
          <table:table-cell table:style-name="Таблица1.C2" office:value-type="string">
            <text:p text:style-name="P21">Начало</text:p>
            <text:p text:style-name="P26"><text:span text:style-name="T8">Через</text:span><text:span text:style-name="T2"> деревн</text:span><text:span text:style-name="T8">ю</text:span><text:span text:style-name="T1"> к портовому городу Tarankol пролегает тракт, последнее время не спокойный. Группа наемников берется сопровождать купеческий караван через опасные земли. </text:span></text:p>
            <text:p text:style-name="P26"><text:span text:style-name="T1">На пол пути, </text:span><text:span text:style-name="T4">чуя богатую наживу</text:span><text:span text:style-name="T1">, </text:span><text:span text:style-name="T4">банда</text:span><text:span text:style-name="T19"> </text:span><text:span text:style-name="T23"><office:annotation office:name="__Annotation__2498_2608025956" loext:resolved="false"><dc:creator>&lt;анонимный&gt;</dc:creator><dc:date>2024-05-30T19:39:06.620000000</dc:date><text:p text:style-name="P65"><text:span text:style-name="T115">18+</text:span></text:p></office:annotation></text:span><text:span text:style-name="T23">головорезов</text:span><office:annotation-end office:name="__Annotation__2498_2608025956"/><text:span text:style-name="T19"> </text:span><text:span text:style-name="T1">нападает из засады. Резкар вскидывает руку, посылая знак отряду занять оборону.</text:span></text:p>
            <text:p text:style-name="P15">Финал</text:p>
            <text:p text:style-name="P32"><text:span text:style-name="T96">Единственный кого пощадили наёмники, и кто не удрал после боя, был - монах</text:span>. <text:span text:style-name="T96">Он сидит в клетке и зовет на помощь. Бедолагу освободили и взяли с собой до города, его </text:span><text:soft-page-break/><text:span text:style-name="T96">ждал корабль с паломниками.</text:span></text:p>
            <text:p text:style-name="P19"><text:span text:style-name="T91">Когда к</text:span><text:span text:style-name="T90">араван</text:span><text:span text:style-name="T91"> </text:span><text:span text:style-name="T90">достави</text:span><text:span text:style-name="T91">л</text:span><text:span text:style-name="T90"> груз</text:span>, купец отсыпает пару монет в руку Резкара и довольный удаляется. “<text:span text:style-name="T91">Ты же видел как мы общаемся с </text:span><text:span text:style-name="T90">разбойник</text:span><text:span text:style-name="T91">а</text:span><text:span text:style-name="T90">м</text:span><text:span text:style-name="T91">и!</text:span><text:span text:style-name="T90">“— </text:span><text:span text:style-name="T91">пересчитав монеты, окликнул торговца </text:span><text:span text:style-name="T90">Резкар.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3. <text:s/></text:span><text:span text:style-name="T6">Подлая месть</text:span></text:p>
          </table:table-cell>
          <table:table-cell table:style-name="Таблица1.B2" office:value-type="string">
            <text:p text:style-name="P13">Начало<text:span text:style-name="T8"/></text:p>
            <text:p text:style-name="P24"><office:annotation office:name="__Annotation__1685_16712391" loext:resolved="false"><dc:creator>&lt;анонимный&gt;</dc:creator><dc:date>2024-05-30T17:33:42.077000000</dc:date><text:p text:style-name="P66"><text:span text:style-name="T120">Опять-же для контраста предлагаю поменять</text:span></text:p></office:annotation><text:span text:style-name="T8">Резкар скромностью не славился</text:span><office:annotation-end office:name="__Annotation__1685_16712391"/><text:span text:style-name="T8"> и не выпустил скупого купца из крепких объятий, пока не вытряс из него достаточно за оказанные услуги. Однако, торговец не забыл обиды и, </text:span><text:span text:style-name="T2">стремясь отомстить за свои </text:span><text:span text:style-name="T8">унижения</text:span><text:span text:style-name="T2">, умело оклеветал Резкара перед городским Советом, выдвинув обвинения в </text:span><text:span text:style-name="T8">нападении на караваны</text:span><text:span text:style-name="T2">.</text:span><text:span text:style-name="T1"> Отряды стражников по приказу Совета окружают наемников. Сражение в узких улицах города станет тяжелым испытанием...</text:span></text:p>
            <text:p text:style-name="P14">Финал<text:span text:style-name="T8"/></text:p>
            <text:p text:style-name="P24"><text:span text:style-name="T8">В разгаре сражения Резкар вспоминает о словах разбойника и землях через залив, в которые бандиты стремились попасть. </text:span><text:span text:style-name="T2">Наемники с боями пробиваются к порту и захватив, стоявший </text:span><text:span text:style-name="T8">у пристани</text:span><text:span text:style-name="T2">, корабль, наконец, спасаются бегством от неоправданной и жестокой ярости </text:span><office:annotation office:name="__Annotation__4_153673414" loext:resolved="false"><dc:creator>&lt;анонимный&gt;</dc:creator><dc:date>2024-04-30T15:43:52.258000000</dc:date><text:p text:style-name="P64"><text:span text:style-name="T112">Горожан нормально, но всёж там стража была</text:span></text:p></office:annotation><text:span text:style-name="T2">горожан</text:span><office:annotation-end office:name="__Annotation__4_153673414"/><text:span text:style-name="T2">.</text:span></text:p>
            <text:p text:style-name="P7"/>
          </table:table-cell>
          <table:table-cell table:style-name="Таблица1.C2" office:value-type="string">
            <text:p text:style-name="P16">Начало</text:p>
            <text:p text:style-name="P27"><text:span text:style-name="T72">С</text:span><text:span text:style-name="T65">купо</text:span><text:span text:style-name="T72">му</text:span><text:span text:style-name="T65"> купц</text:span><text:span text:style-name="T72">у пришлось выплатить оговорённую стоимость полностью. Только тогда Резкар выпустил его из своих крепких объятий</text:span><text:span text:style-name="T82">.</text:span></text:p>
            <text:p text:style-name="P27"><text:span text:style-name="T82"><text:s/>Однако, торговец не забыл обиды и, </text:span><text:span text:style-name="T94">стремясь отомстить за свои </text:span><text:span text:style-name="T82">унижения</text:span><text:span text:style-name="T94">, умело оклеветал </text:span><text:span text:style-name="T78">ящера</text:span><text:span text:style-name="T94"> перед городским Советом, выдвинув обвинения в </text:span><text:span text:style-name="T82">нападении на караваны</text:span><text:span text:style-name="T94">.</text:span> Отряды стражников по приказу Совета окружают наемников. Сражение в узких улицах города станет тяжелым испытанием...</text:p>
            <text:p text:style-name="P34">Финал</text:p>
            <text:p text:style-name="P56"><text:span text:style-name="T10">В разгаре сражения Резкар</text:span><text:span text:style-name="T24"> </text:span><text:span text:style-name="T24"><office:annotation office:name="__Annotation__1933_2608025956" loext:resolved="false"><dc:creator>&lt;анонимный&gt;</dc:creator><dc:date>2024-05-30T18:46:40.742000000</dc:date><text:p text:style-name="P65"><text:span text:style-name="T115">Тут отсутствует необходимость явного захвата корабля. И получается череда событий. Что из-за клеветы и монаха они на корабле, и ещё честности Резкара, который монаха не бросил.</text:span></text:p></office:annotation></text:span><text:span text:style-name="T24">вспоминает о монахе, который так и не покинул отряд, не смотря на опасность</text:span><office:annotation-end office:name="__Annotation__1933_2608025956"/><text:span text:style-name="T10">. </text:span><text:span text:style-name="T2">Наемники с боями пробиваются к порту и</text:span><text:span text:style-name="T5"> </text:span><text:span text:style-name="T24">взобравшись на</text:span><text:span text:style-name="T5"> корабль </text:span><text:span text:style-name="T24">с протестующими паломниками</text:span><text:span text:style-name="T5">,</text:span><text:span text:style-name="T2"> наконец, спасаются бегством от неоправданной и жестокой ярости </text:span><text:span text:style-name="T10">стражи</text:span><text:span text:style-name="T2">.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4. </text:span><text:span text:style-name="T6">Морской бой</text:span></text:p>
          </table:table-cell>
          <table:table-cell table:style-name="Таблица1.B2" office:value-type="string">
            <text:p text:style-name="P13">Начало<text:span text:style-name="T2"/></text:p>
            <text:p text:style-name="P24"><text:span text:style-name="T2"><office:annotation office:name="__Annotation__2193_2608025956" loext:resolved="false"><dc:creator>&lt;анонимный&gt;</dc:creator><dc:date>2024-05-30T19:02:47.484000000</dc:date><text:p text:style-name="P65"><text:span text:style-name="T114">Нужно отметить что погони нет</text:span></text:p></office:annotation></text:span><text:span text:style-name="T2">Уплыв на корабле, наемники не получают столь желанного спасения.</text:span><office:annotation-end office:name="__Annotation__2193_2608025956"/><text:span text:style-name="T2"> </text:span><text:span text:style-name="T8">Наперерез им,</text:span><text:span text:style-name="T8"><office:annotation office:name="__Annotation__2377_2608025956" loext:resolved="false"><dc:creator>&lt;анонимный&gt;</dc:creator><dc:date>2024-05-30T19:24:58.596000000</dc:date><text:p text:style-name="P65"><text:span text:style-name="T115">Слишком большое описание</text:span></text:p></office:annotation></text:span><text:span text:style-name="T8"> на всех парусах, разрезая гребни волн</text:span><office:annotation-end office:name="__Annotation__2377_2608025956"/><text:span text:style-name="T8">, мчался пиратский фрегат.</text:span><text:span text:style-name="T119"><office:annotation office:name="__Annotation__2378_2608025956" loext:resolved="false"><dc:creator>&lt;анонимный&gt;</dc:creator><dc:date>2024-05-30T19:25:47.442000000</dc:date><text:p text:style-name="P65"><text:span text:style-name="T115">Морские мореходы</text:span></text:p></office:annotation></text:span><text:span text:style-name="T2"> Будучи опытным</text:span><text:span text:style-name="T8">и</text:span><text:span text:style-name="T2"> мореход</text:span><text:span text:style-name="T8">ами</text:span><text:span text:style-name="T2">, </text:span><text:span text:style-name="T8">морские</text:span><office:annotation-end office:name="__Annotation__2378_2608025956"/><text:span text:style-name="T8"> разбойники быстро</text:span><text:span text:style-name="T2"> </text:span><text:span text:style-name="T8">настигают</text:span><text:span text:style-name="T2"> корабль Резкара и </text:span><text:span text:style-name="T8">берут</text:span><text:span text:style-name="T2"> его на абордаж. </text:span><text:span text:style-name="T8">«И верно, многовато лихих людей за последнее время.. Ищите силу? Ну так я ее вам покажу» - промолвил Резкар, обнажая свое оружие</text:span><text:span text:style-name="T2">.</text:span></text:p>
            <text:p text:style-name="P14">Финал<text:span text:style-name="T39"/></text:p>
            <text:p text:style-name="P24"><text:span text:style-name="T1">В битве на палубе проливается </text:span><text:span text:style-name="T1"><office:annotation office:name="__Annotation__2380_2608025956" loext:resolved="false"><dc:creator>&lt;анонимный&gt;</dc:creator><dc:date>2024-05-30T19:29:52.176000000</dc:date><text:p text:style-name="P65"><text:span text:style-name="T114">18+</text:span></text:p></office:annotation></text:span><text:span text:style-name="T1">море крови</text:span><office:annotation-end office:name="__Annotation__2380_2608025956"/><text:span text:style-name="T1">, но корабль, уцелевший в бою, наконец-то причаливает к пристани. </text:span><text:span text:style-name="T2">Город, в который прибыла </text:span><text:span text:style-name="T2"><office:annotation office:name="__Annotation__2381_2608025956" loext:resolved="false"><dc:creator>&lt;анонимный&gt;</dc:creator><dc:date>2024-05-30T19:30:42.246000000</dc:date><text:p text:style-name="P65"><text:span text:style-name="T114">Старое слово, его прям гуглить надо))</text:span></text:p></office:annotation></text:span><text:span text:style-name="T2">ватага</text:span><office:annotation-end office:name="__Annotation__2381_2608025956"/><text:span text:style-name="T2">, назывался Brae. В </text:span><text:span text:style-name="T8">таком большом городе точно</text:span><text:span text:style-name="T2"> найдется место хорошим бойцам.</text:span></text:p>
          </table:table-cell>
          <table:table-cell table:style-name="Таблица1.C2" office:value-type="string">
            <text:p text:style-name="P43">Начало</text:p>
            <text:p text:style-name="P57"><text:span text:style-name="T94">Уплыв на корабле,</text:span><text:span text:style-name="T92"> </text:span><text:span text:style-name="T73">и убедившись, что нет погони</text:span><text:span text:style-name="T11">, наемники так и не получают столь желанного спасения. </text:span><text:span text:style-name="T25">Из-за горизонта</text:span><text:span text:style-name="T11">, наперерез </text:span><text:span text:style-name="T12">им мчался</text:span><text:span text:style-name="T26"> фрегат с черным флагом.</text:span><text:span text:style-name="T12"> </text:span><text:span text:style-name="T26">Пираты</text:span><text:span text:style-name="T12"> быстро настигают корабль Резкара и берут его на абордаж. «И верно, многовато лихих людей за последнее время. Ищите силу? Ну так я ее вам покажу!» - промолвил Резкар, обнажая свое оружие.</text:span></text:p>
            <text:p text:style-name="P36">Финал</text:p>
            <text:p text:style-name="P58"><text:span text:style-name="T37">В битве на палубе проливается </text:span><text:span text:style-name="T37"><office:annotation office:name="__Annotation__2380_2608025956 Копия 1" loext:resolved="false"><dc:creator>&lt;анонимный&gt;</dc:creator><dc:date>2024-05-30T19:29:52.176000000</dc:date><text:p text:style-name="P65"><text:span text:style-name="T114">18+</text:span></text:p><text:p text:style-name="P65"><text:span text:style-name="T114"/></text:p><text:p text:style-name="P65"><text:span text:style-name="T114">Погибло много славных войнов</text:span></text:p></office:annotation></text:span><text:span text:style-name="T37">море крови</text:span><office:annotation-end office:name="__Annotation__2380_2608025956 Копия 1"/><text:span text:style-name="T37">, но корабль, уцелевший в бою, наконец-то причаливает к пристани.</text:span><text:span text:style-name="T12"> Город, в который прибыл отряд, назывался Brae. </text:span><text:span text:style-name="T26">Распрощавшись, монахи и наёмники разошлись своими дорогами. </text:span><text:span text:style-name="T28">Адепты веры</text:span><text:span text:style-name="T26"> </text:span><text:span text:style-name="T27">продолжили паломничество</text:span><text:span text:style-name="T26"> на северо-запад</text:span><text:span text:style-name="T28"> в гор</text:span><text:span text:style-name="T29">ы</text:span><text:span text:style-name="T26">. А для воинов Резкара</text:span><text:span text:style-name="T12"> </text:span><text:span text:style-name="T26">всегда</text:span><text:span text:style-name="T12"> найдётся </text:span><text:span text:style-name="T26">хорошая работёнка </text:span><text:span text:style-name="T37">в</text:span><text:span text:style-name="T13"> таком большом городе</text:span><text:span text:style-name="T12">.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5. <text:s/></text:span><text:span text:style-name="T6">Сокровища </text:span><text:soft-page-break/><text:span text:style-name="T6">древности</text:span></text:p>
          </table:table-cell>
          <table:table-cell table:style-name="Таблица1.B2" office:value-type="string">
            <text:p text:style-name="P13">Начало<text:span text:style-name="T1"/></text:p>
            <text:p text:style-name="P24"><text:soft-page-break/><text:span text:style-name="T1">В первом же портовом трактире, куда заглянул Резкар, шел активный найм </text:span><text:span text:style-name="T2">добровольцев в </text:span><text:span text:style-name="T8">местную армию</text:span><text:span text:style-name="T1">. </text:span><text:span text:style-name="T2">По слухам, готовился поход за неким артефактом, </text:span><text:span text:style-name="T119"><office:annotation office:name="__Annotation__4488_2608025956" loext:resolved="false"><dc:creator>&lt;анонимный&gt;</dc:creator><dc:date>2024-05-31T00:22:41.856000000</dc:date><text:p text:style-name="P65"><text:span text:style-name="T114">Не понятно зачем армию набирать, чтоб в монастырь пойти за артефактом</text:span></text:p></office:annotation></text:span><text:span text:style-name="T2">о</text:span><text:span text:style-name="T8">бладать которым возжелал Лорд Бреи, наслушавшийся купеческих баек о древних сокровищих</text:span><text:span text:style-name="T2">.</text:span><office:annotation-end office:name="__Annotation__4488_2608025956"/><text:span text:style-name="T2"> Не</text:span><text:span text:style-name="T8">которое время </text:span><text:span text:style-name="T1">спустя дружина наемников оказалась под </text:span><text:span text:style-name="T6">мощными</text:span><text:span text:style-name="T1"> стенами древнего монастыря высоко в горах, где разгорелось ожесточенное сражение.</text:span></text:p>
            <text:p text:style-name="P14">Финал<text:span text:style-name="T1"/></text:p>
            <text:p text:style-name="P24"><text:span text:style-name="T117"><office:annotation office:name="__Annotation__6217_2608025956" loext:resolved="false"><dc:creator>&lt;анонимный&gt;</dc:creator><dc:date>2024-05-31T11:58:37.287000000</dc:date><text:p text:style-name="P65"><text:span text:style-name="T114">Моя прелесть))</text:span></text:p><text:p text:style-name="P65"><text:span text:style-name="T114">Очень короткая история с Лордом. Я думаю, если даёшь имя, то надо это имя употребить хоть ещё один раз. А то оно и не нужно.</text:span></text:p></office:annotation></text:span><text:span text:style-name="T118"><office:annotation office:name="__Annotation__5550_2608025956" loext:resolved="false"><dc:creator>&lt;анонимный&gt;</dc:creator><dc:date>2024-05-31T11:39:23.297000000</dc:date><text:p text:style-name="P65"><text:span text:style-name="T114">Историю с Бреей растянул до 7й сцены в своём варианте. Там ниже отметил.</text:span></text:p></office:annotation></text:span><text:span text:style-name="T1">В момент, когда пухлая рука Лорда потянулась к </text:span><text:span text:style-name="T8">предмету</text:span><text:span text:style-name="T1"> на ладони Резкара, </text:span><text:span text:style-name="T8">внезапным</text:span><text:span text:style-name="T1"> взмахом меча наемник разорвал сделку.</text:span><office:annotation-end office:name="__Annotation__6217_2608025956"/><text:span text:style-name="T1"> Резкар, загадочно хмыкнув, объявил себя новым властителем таинственной вещицы. </text:span><text:span text:style-name="T8">Выходка Резкара привела к ожидаемым последствиям, </text:span><text:span text:style-name="T46">королевские отряды </text:span><text:span text:style-name="T53">начали </text:span><text:span text:style-name="T46">безжалостную охоту на предателя. </text:span><office:annotation-end office:name="__Annotation__5550_2608025956"/></text:p>
            <text:p text:style-name="P5"/>
          </table:table-cell>
          <table:table-cell table:style-name="Таблица1.C2" office:value-type="string">
            <text:p text:style-name="P44">Начало</text:p>
            <text:p text:style-name="P59"><text:soft-page-break/><text:span text:style-name="T1">В</text:span><office:annotation office:name="__Annotation__3942_2608025956" loext:resolved="false"><dc:creator>&lt;анонимный&gt;</dc:creator><dc:date>2024-05-30T22:22:00.946000000</dc:date><text:p text:style-name="P65"><text:span text:style-name="T115">Ну тут я арку с монахом закончил и чередой событий которая привела к появлению артефакта у Резкара</text:span></text:p></office:annotation><text:span text:style-name="T1"> первом же портовом трактире, куда заглянул Резкар, шел активный найм </text:span><text:span text:style-name="T2">добровольцев</text:span><text:span text:style-name="T1">. </text:span><text:span text:style-name="T30">Местный Лорд, </text:span><text:span text:style-name="T33">Брея,</text:span><text:span text:style-name="T30"> объявил </text:span><text:span text:style-name="T5">поход</text:span><text:span text:style-name="T31"> </text:span><text:span text:style-name="T30">на </text:span><text:span text:style-name="T33">«</text:span><text:span text:style-name="T30">неверных», терроризировавших горные поселения</text:span><text:span text:style-name="T5">. </text:span><text:span text:style-name="T3">Не</text:span><text:span text:style-name="T14">которое время </text:span><text:span text:style-name="T3">спустя, дружина наемников оказалась под </text:span><text:span text:style-name="T14">мощными</text:span><text:span text:style-name="T3"> стенами древнего </text:span><text:span text:style-name="T3"><office:annotation office:name="__Annotation__7704_2608025956" loext:resolved="false"><dc:creator>&lt;анонимный&gt;</dc:creator><dc:date>2024-05-31T14:01:57.072000000</dc:date><text:p text:style-name="P65"><text:span text:style-name="T114">Где-то тут надо написать, что от монастыря исходила странная, притягивающая аура</text:span></text:p></office:annotation></text:span><text:span text:style-name="T3">монастыря высоко в горах</text:span><office:annotation-end office:name="__Annotation__7704_2608025956"/><text:span text:style-name="T5">, </text:span><text:span text:style-name="T30">в котором и обосновались враги</text:span><text:span text:style-name="T5">.</text:span><text:span text:style-name="T31"> </text:span><text:span text:style-name="T30">Готовясь к бою и проводя обход территории Резкар наткнулся на монаха, того самого, которого они спасли от </text:span><text:span text:style-name="T32">головорезов</text:span><text:span text:style-name="T30">. Сквозь слёзы монах постоянно твердил о том, что нужно спасти какую-то реликвию. </text:span><text:span text:style-name="T34">Она была </text:span><text:span text:style-name="T30">в монастыр</text:span><text:span text:style-name="T34">е, куда</text:span><text:span text:style-name="T30"> попасть он не мог.</text:span></text:p>
            <text:p text:style-name="P37">Финал</text:p>
            <text:p text:style-name="P63"><text:span text:style-name="T98">Монах подошел к </text:span><text:span text:style-name="T98"><office:annotation office:name="__Annotation__7705_2608025956" loext:resolved="false"><dc:creator>&lt;анонимный&gt;</dc:creator><dc:date>2024-05-31T14:04:24.363000000</dc:date><text:p text:style-name="P65"><text:span text:style-name="T115">Стены там в конце с брешью, над заменить на что-то другое, если этот вариант с монахом зайдёт</text:span></text:p></office:annotation></text:span><text:span text:style-name="T98">одной из стен </text:span><office:annotation-end office:name="__Annotation__7705_2608025956"/><text:span text:style-name="T98">монастыря и начал читать </text:span><text:span text:style-name="T105">странную</text:span><text:span text:style-name="T98"> молитву на непонятном языке. В стене образовался проём. Монах шагнул внутрь... </text:span><text:span text:style-name="T103">Ч</text:span><text:span text:style-name="T98">ерез мгновение его вышвырнуло и</text:span><text:span text:style-name="T105"> с силой</text:span><text:span text:style-name="T98"> </text:span><text:span text:style-name="T104">разбило</text:span><text:span text:style-name="T98"> </text:span><text:span text:style-name="T104">о</text:span><text:span text:style-name="T98"> землю.</text:span></text:p>
            <text:p text:style-name="P63"><text:span text:style-name="T98">Погибая, монах опустил в руку Резкара небольшой кристалл. </text:span></text:p>
            <text:p text:style-name="P63"><text:span text:style-name="T98">- Спаси </text:span><text:span text:style-name="T111">Е</text:span><text:span text:style-name="T98">ё!, - с натугой сказал святой и закрыл глаза.</text:span><office:annotation-end office:name="__Annotation__3942_2608025956"/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6. <text:s/></text:span><text:span text:style-name="T6">Мост</text:span></text:p>
          </table:table-cell>
          <table:table-cell table:style-name="Таблица1.B2" office:value-type="string">
            <text:p text:style-name="P13">Начало<text:span text:style-name="T52"/></text:p>
            <text:p text:style-name="Text_20_body"><text:span text:style-name="T52">С</text:span><text:span text:style-name="T45"> каждым днем, ускользая от погони, </text:span><text:span text:style-name="T52">каждый раз, заканчивая битву решительной победой,</text:span><text:span text:style-name="T45"> Резкар чувствовал, как в его жилах течет всё больше мощи, как будто сама судьба </text:span><text:span text:style-name="T52">направляет его</text:span><text:span text:style-name="T45">. </text:span><text:span text:style-name="T52">Это чувствовали и его соратники.</text:span></text:p>
            <text:p text:style-name="Text_20_body"><text:span text:style-name="T52">Настал момент, когда отряд Резкара зажали у реки. </text:span><text:span text:style-name="T2">Единственная переправа через бурные глубокие воды </text:span><text:span text:style-name="T8">-</text:span><text:span text:style-name="T2"> </text:span><text:span text:style-name="T8">к</text:span><text:span text:style-name="T2">аменный мост, заставленный плотными рядами врагов.</text:span></text:p>
            <text:p text:style-name="P14">Финал<text:span text:style-name="T1"/></text:p>
            <text:p text:style-name="P24"><text:span text:style-name="T1"><office:annotation office:name="__Annotation__4341_2608025956" loext:resolved="false"><dc:creator>&lt;анонимный&gt;</dc:creator><dc:date>2024-05-31T00:18:28.285000000</dc:date><text:p text:style-name="P65"><text:span text:style-name="T114">У него ж мощь во всех жилах, а тут тяжесть</text:span></text:p></office:annotation></text:span><text:span text:style-name="T1">Резкар, сражаясь на узком переходе, ощущает тяжесть каждого движения</text:span><office:annotation-end office:name="__Annotation__4341_2608025956"/><text:span text:style-name="T1">, видя, как внизу клубится темная вода. “</text:span><text:span text:style-name="T8">Как жарко в этой кольчуге</text:span><text:span text:style-name="T6">, с</text:span><text:span text:style-name="T1">купнуться бы“ - подумал Резкар, </text:span><text:span text:style-name="T1"><office:annotation office:name="__Annotation__4340_2608025956" loext:resolved="false"><dc:creator>&lt;анонимный&gt;</dc:creator><dc:date>2024-05-31T00:15:55.170000000</dc:date><text:p text:style-name="P65"><text:span text:style-name="T114">Отправля в воду очередного противника</text:span></text:p></office:annotation></text:span><text:span text:style-name="T1">но купаться отправил очередного противника</text:span><office:annotation-end office:name="__Annotation__4340_2608025956"/><text:span text:style-name="T1">.</text:span></text:p>
            <text:p text:style-name="P5"/>
          </table:table-cell>
          <table:table-cell table:style-name="Таблица1.C2" office:value-type="string">
            <text:p text:style-name="P45">Начало</text:p>
            <text:p text:style-name="P48"><office:annotation office:name="__Annotation__4342_2608025956" loext:resolved="false"><dc:creator>&lt;анонимный&gt;</dc:creator><dc:date>2024-05-31T00:19:39.949000000</dc:date><text:p><text:span text:style-name="T115">Брею в эту сцену затащил, так как там монах и из 7ой сцены кусочки</text:span></text:p></office:annotation><text:span text:style-name="T92">Резкар продолжил работать на Лорда и выполнял все самые опасные распоряжения и приказы. Добившись расположения Бреи он стал во главе войска</text:span>. К<text:span text:style-name="T99">аждый раз, заканчивая битву решительной победой, воин </text:span><text:span text:style-name="T100">ощущал</text:span><text:span text:style-name="T99">, как в его жилах течет всё больше мощи. </text:span><text:span text:style-name="T106">Всё больше становилась и армия, чувствуя манящую </text:span><text:span text:style-name="T107">мрачную</text:span><text:span text:style-name="T106"> силу.</text:span></text:p>
            <text:p text:style-name="P51"><text:span text:style-name="T98">Увидев это, Лорд Брея решил позариться на власть в целом королевстве и отдал приказ атаковать гарнизон </text:span><text:span text:style-name="T110">К</text:span><text:span text:style-name="T98">ороля у моста по дороге в столицу.</text:span><office:annotation-end office:name="__Annotation__4342_2608025956"/></text:p>
            <text:p text:style-name="P38">Финал</text:p>
            <text:p text:style-name="P60"><text:span text:style-name="T87">Хотя</text:span><text:span text:style-name="T97">,</text:span><text:span text:style-name="T86"> </text:span><text:span text:style-name="T87">Рнезкар</text:span><text:span text:style-name="T86"> </text:span><text:span text:style-name="T97">сража</text:span><text:span text:style-name="T87">лся</text:span><text:span text:style-name="T97"> на узком переходе,</text:span><text:span text:style-name="T86"> </text:span><text:span text:style-name="T87">он</text:span><text:span text:style-name="T86"> </text:span><text:span text:style-name="T92">ощуща</text:span><text:span text:style-name="T75">л</text:span><text:span text:style-name="T92"> </text:span><text:span text:style-name="T75">лёгкость</text:span><text:span text:style-name="T92"> </text:span><text:span text:style-name="T75">во всех </text:span><text:span text:style-name="T92">движени</text:span><text:span text:style-name="T75">ях </text:span><text:span text:style-name="T97">. </text:span></text:p>
            <text:p text:style-name="P60"><text:span text:style-name="T97">“</text:span><text:span text:style-name="T95">Как жарко в этой кольчуге</text:span><text:span text:style-name="T97">, скупнуться бы“ - думал Резкар, </text:span><text:span text:style-name="T74">отправляя </text:span><text:span text:style-name="T97">очередного противника </text:span><text:span text:style-name="T87">вниз, в клубящуюся тёмную воду</text:span><text:span text:style-name="T97">.</text:span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7. <text:s/></text:span><text:span text:style-name="T6">Генеральное сражение</text:span></text:p>
          </table:table-cell>
          <table:table-cell table:style-name="Таблица1.B2" office:value-type="string">
            <text:p text:style-name="P13">Начало<text:span text:style-name="T53"/></text:p>
            <text:p text:style-name="Text_20_body"><text:span text:style-name="T53">Истории о неуловимом и непобедимом отряде наемников разлетелись по округе словно листья разнесенные ураганным ветром</text:span><text:span text:style-name="T46">. </text:span><text:span text:style-name="T113"><office:annotation office:name="__Annotation__7503_2608025956" loext:resolved="false"><dc:creator>&lt;анонимный&gt;</dc:creator><dc:date>2024-05-31T13:50:21.590000000</dc:date><text:p text:style-name="P65"><text:span text:style-name="T114">В моей редакции, я пока не нашел куда вставить этот момент. </text:span></text:p></office:annotation></text:span><text:span text:style-name="T46">Изгнанники и отверженные, бандиты </text:span><text:soft-page-break/><text:span text:style-name="T46">и разбойники — все, к</text:span><text:span text:style-name="T53">то был чужим королевству</text:span><text:span text:style-name="T46">, теперь </text:span><text:span text:style-name="T53">сбегались к Резкару, видя в нем</text:span><text:span text:style-name="T46"> воплощение темной мощи</text:span><office:annotation-end office:name="__Annotation__7503_2608025956"/><text:span text:style-name="T46">. Мрачная сила, исходящая от </text:span><text:span text:style-name="T53">него</text:span><text:span text:style-name="T46">, притягивала их, как магнит. </text:span><text:span text:style-name="T53">И вот, спустя короткий срок, н</text:span><text:span text:style-name="T2">а бескрайнем осеннем поле Резкар встретил, развернувш</text:span><text:span text:style-name="T8">уюся</text:span><text:span text:style-name="T2"> во все знамена, арми</text:span><text:span text:style-name="T8">ю</text:span><text:span text:style-name="T2"> короля, </text:span><text:span text:style-name="T8">уже не с отрядом наемников, а с целым войском</text:span><text:span text:style-name="T2">. </text:span></text:p>
            <text:p text:style-name="P14">Финал<text:span text:style-name="T2"/></text:p>
            <text:p text:style-name="P24"><text:span text:style-name="T63"><office:annotation office:name="__Annotation__5393_2608025956" loext:resolved="false"><dc:creator>&lt;анонимный&gt;</dc:creator><dc:date>2024-05-31T01:10:36.171000000</dc:date><text:p text:style-name="P65"><text:span text:style-name="T115">Не очень приятно тут читать, как буд-то играешь за маньяка 18+</text:span></text:p><text:p text:style-name="P65"><text:span text:style-name="T115">И вот эта улыбка делает его шизиком и психопатом очень резко</text:span></text:p><text:p text:style-name="P65"><text:span text:style-name="T115"/></text:p><text:p text:style-name="P65"><text:span text:style-name="T115">С головой в руках жестоковато</text:span></text:p></office:annotation></text:span><text:span text:style-name="T2">Смешанный запах крови и горящих полей наполняет воздух. Г</text:span><text:span text:style-name="T8">лубоко вдыхая его горький вкус, Резкар </text:span><text:span text:style-name="T52">улыбается, ощущая удовлетворение от свершившегося.</text:span><text:span text:style-name="T62"> </text:span><text:span text:style-name="T8">Хоть победа была за наемником, Резкар понимал, что конец преследованиям закончится только с головой короля в его руках.</text:span><office:annotation-end office:name="__Annotation__5393_2608025956"/></text:p>
            <text:p text:style-name="P5"/>
          </table:table-cell>
          <table:table-cell table:style-name="Таблица1.C2" office:value-type="string">
            <text:p text:style-name="P46">Начало</text:p>
            <text:p text:style-name="P52"><office:annotation office:name="__Annotation__6568_2608025956" loext:resolved="false"><dc:creator>&lt;анонимный&gt;</dc:creator><dc:date>2024-05-31T12:04:18.531000000</dc:date><text:p text:style-name="P65"><text:span text:style-name="T115">Для перехода к моменту с концовкой Бреи.</text:span></text:p></office:annotation>Лёгкая тень затаилась в недрах кристалла, который рассматривал Резкар на аудиенции у Лорда.<office:annotation-end office:name="__Annotation__6568_2608025956"/></text:p>
            <text:p text:style-name="P52"><text:soft-page-break/>-Что это?, спросил Брея.</text:p>
            <text:p text:style-name="P60"><office:annotation office:name="__Annotation__5549_2608025956" loext:resolved="false"><dc:creator>&lt;анонимный&gt;</dc:creator><dc:date>2024-05-31T11:34:59.045000000</dc:date><text:p text:style-name="P65"><text:span text:style-name="T114">Размытие сюжета с Бреей аж сюда делает менее рванным всё повествование, по-моему</text:span></text:p></office:annotation>В момент, когда пухлая рука потянулась к <text:span text:style-name="T94">предмету</text:span> на ладони Резкара, <text:span text:style-name="T94">внезапным</text:span> взмахом меча<text:span text:style-name="T64"> </text:span><text:span text:style-name="T77">бывший</text:span><text:span text:style-name="T64"> </text:span>наемник разорвал<text:span text:style-name="T64"> </text:span><text:span text:style-name="T77">все</text:span><text:span text:style-name="T76"> </text:span><text:span text:style-name="T92">сделк</text:span><text:span text:style-name="T77">и с Лордом</text:span>. <text:span text:style-name="T88">З</text:span>агадочно хмыкнув, <text:span text:style-name="T88">Резкар </text:span>объявил себя новым властителем<office:annotation-end office:name="__Annotation__5549_2608025956"/>. <text:span text:style-name="T77">И, </text:span><text:span text:style-name="T54">спустя короткий срок, н</text:span><text:span text:style-name="T15">а бескрайнем осеннем поле встретил, развернувшуюся во все знамена, армию короля, </text:span><text:span text:style-name="T17">и </text:span><text:span text:style-name="T15">уже не с отрядом наемников, а с целым войском. </text:span></text:p>
            <text:p text:style-name="P39">Финал</text:p>
            <text:p text:style-name="P60"><text:span text:style-name="T36">Король отступил.</text:span><text:span text:style-name="T16"> </text:span><text:span text:style-name="T2">Смешанный запах </text:span><text:span text:style-name="T2"><office:annotation office:name="__Annotation__6046_2608025956" loext:resolved="false"><dc:creator>&lt;анонимный&gt;</dc:creator><dc:date>2024-05-31T11:54:28.906000000</dc:date><text:p text:style-name="P65"><text:span text:style-name="T114">18+</text:span></text:p></office:annotation></text:span><text:span text:style-name="T2">крови</text:span><office:annotation-end office:name="__Annotation__6046_2608025956"/><text:span text:style-name="T2"> и горящих полей наполняет воздух. Г</text:span><text:span text:style-name="T8">лубоко вдыхая его горький вкус, Резкар </text:span><text:span text:style-name="T55">невольно улыбнулся</text:span><text:span text:style-name="T52">, ощущая удовлетворение от свершившегося.</text:span><text:span text:style-name="T62"> </text:span><text:span text:style-name="T8">Хоть победа </text:span><text:span text:style-name="T18">и</text:span><text:span text:style-name="T8"> была за наемником, </text:span><text:span text:style-name="T18">он</text:span><text:span text:style-name="T31"> </text:span><text:span text:style-name="T35">уже не мог остановиться и понимал,</text:span><text:span text:style-name="T31"> </text:span><text:span text:style-name="T35">что всё </text:span><text:span text:style-name="T31">закончится только с </text:span><text:span text:style-name="T35">гибелью</text:span><text:span text:style-name="T31"> короля</text:span><text:span text:style-name="T8">.</text:span></text:p>
            <text:p text:style-name="P30"><text:span text:style-name="T15"/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8. <text:s/>Брешь</text:span><text:span text:style-name="T6"> в стенах</text:span></text:p>
          </table:table-cell>
          <table:table-cell table:style-name="Таблица1.B2" office:value-type="string">
            <text:p text:style-name="P13">Начало<text:span text:style-name="T53"/></text:p>
            <text:p text:style-name="Text_20_body"><text:span text:style-name="T53">Армия Резкара стягивала свои полки к </text:span><text:span text:style-name="T46">древн</text:span><text:span text:style-name="T53">ему</text:span><text:span text:style-name="T46"> город</text:span><text:span text:style-name="T53">у</text:span><text:span text:style-name="T46"> Dulmir —</text:span><text:span text:style-name="T53"> столице королевства</text:span><text:span text:style-name="T46">.</text:span><text:span text:style-name="T113"><office:annotation office:name="__Annotation__7305_2608025956" loext:resolved="false"><dc:creator>&lt;анонимный&gt;</dc:creator><dc:date>2024-05-31T13:04:47.029000000</dc:date><text:p text:style-name="P65"><text:span text:style-name="T114">Надо сказать, зачем резкар применяет силу. Стены завалить или для устрашения</text:span></text:p></office:annotation></text:span><text:span text:style-name="T46"> Стены, украшенные вековой резьбой и фресками, </text:span><text:span text:style-name="T53">вырастали</text:span><text:span text:style-name="T46"> перед ними, словно </text:span><text:span text:style-name="T53">отвесные скалы</text:span><text:span text:style-name="T46">.</text:span><office:annotation-end office:name="__Annotation__7305_2608025956"/><text:span text:style-name="T2"> </text:span><text:span text:style-name="T45">Резкар чувствовал, как </text:span><text:span text:style-name="T52">под влиянием приобретенной реликвии</text:span><text:span text:style-name="T45"> его разум погружается в </text:span><text:span text:style-name="T52">темноту и безумие. Но в замен из этой темноты он черпал неистовую силу. </text:span><text:span text:style-name="T52"><office:annotation office:name="__Annotation__7307_2608025956" loext:resolved="false"><dc:creator>&lt;анонимный&gt;</dc:creator><dc:date>2024-05-31T13:47:56.985000000</dc:date><text:p text:style-name="P65"><text:span text:style-name="T115">Почему одно оставалось, других вариантов не было?</text:span></text:p></office:annotation></text:span><text:span text:style-name="T116"><office:annotation office:name="__Annotation__6932_2608025956" loext:resolved="false"><dc:creator>&lt;анонимный&gt;</dc:creator><dc:date>2024-05-31T12:15:58.150000000</dc:date><text:p text:style-name="P65"><text:span text:style-name="T115">Не понятно что он тут силу выпускает и рушит стены</text:span></text:p></office:annotation></text:span><text:span text:style-name="T52">Оставалось одно</text:span><office:annotation-end office:name="__Annotation__7307_2608025956"/><text:span text:style-name="T52">, выпустить ее наружу</text:span><text:span text:style-name="T45">. </text:span><text:span text:style-name="T52">Вмиг, земля, с</text:span><text:span text:style-name="T8">тены на ней и башни и сам город вздрогнули.</text:span><office:annotation-end office:name="__Annotation__6932_2608025956"/><text:span text:style-name="T8"> Каменная кладка, казалось монолитных стен, начала рассыпаться, местами создавая бреши. Мгновения спустя, войска Резкара ринулись на штурм.</text:span></text:p>
            <text:p text:style-name="P14">Финал<text:span text:style-name="T46"/></text:p>
            <text:p text:style-name="P24"><text:span text:style-name="T46">Воины </text:span><text:span text:style-name="T53">Резкара словно</text:span><text:span text:style-name="T46"> одержимые двигались </text:span><text:span text:style-name="T53">улицами города,</text:span><text:span text:style-name="T46"> оставляя за собой лишь разрушения. </text:span><text:span text:style-name="T53">Сам бывший наемник </text:span><text:span text:style-name="T46">шел впереди всех, не зна</text:span><text:span text:style-name="T53">я</text:span><text:span text:style-name="T46"> усталости,</text:span><text:span text:style-name="T53"> не чувствуя жалости</text:span><text:span text:style-name="T46">. </text:span><text:span text:style-name="T45">Сражение длилось до рассвета, и когда первые лучи солнца осветили опустошенные улицы, Резкар стоял на центральной площади Dulmir, окруженный своими воинами.</text:span></text:p>
            <text:p text:style-name="P14"/>
            <text:p text:style-name="P11"/>
          </table:table-cell>
          <table:table-cell table:style-name="Таблица1.C2" office:value-type="string">
            <text:p text:style-name="P49">Начало</text:p>
            <text:p text:style-name="P50"><text:span text:style-name="T99">Армия Резкара стягивала свои полки к древнему городу Dulmir — столице королевства. Стены, украшенные вековой резьбой и фресками, вырастали перед ними, </text:span><text:span text:style-name="T108"><office:annotation office:name="__Annotation__8126_2608025956" loext:resolved="false"><dc:creator>&lt;анонимный&gt;</dc:creator><dc:date>2024-05-31T14:13:58.494000000</dc:date><text:p text:style-name="P65"><text:span text:style-name="T115">И пресекали путь</text:span></text:p></office:annotation></text:span><text:span text:style-name="T108">и не давали пройти</text:span><office:annotation-end office:name="__Annotation__8126_2608025956"/><text:span text:style-name="T99">.</text:span><text:span text:style-name="T94"> </text:span><text:span text:style-name="T99">Резкар чувствовал, как под влиянием приобретенной реликвии его разум погружается в темноту и безумие. Но взамен, из этой темноты он черпал неистовую силу. </text:span><text:span text:style-name="T106">Оставалось выпустить ее наружу</text:span><text:span text:style-name="T101">.</text:span><text:span text:style-name="T99"> </text:span><text:span text:style-name="T108">Ящера окружило чёрное пламя, земля вокруг </text:span><text:span text:style-name="T109">него</text:span><text:span text:style-name="T108"> содрогнулась и пошла трещинами</text:span><text:span text:style-name="T101">.</text:span><text:span text:style-name="T95"> Каменная кладка, казалось монолитных стен</text:span><text:span text:style-name="T92">, </text:span><text:span text:style-name="T93">не выдержала и рухнула, создав громадную брешь</text:span><text:span text:style-name="T94">. Мгновения спустя, войска Резкара ринулись на штурм.</text:span></text:p>
            <text:p text:style-name="P40">Финал</text:p>
            <text:p text:style-name="P61"><text:span text:style-name="T46">Воины </text:span><text:span text:style-name="T53">Резкара словно</text:span><text:span text:style-name="T46"> одержимые двигались </text:span><text:span text:style-name="T53">улицами города,</text:span><text:span text:style-name="T46"> оставляя за собой лишь разрушения. </text:span><text:span text:style-name="T53">Сам бывший наемник </text:span><text:span text:style-name="T46">шел впереди всех, не зна</text:span><text:span text:style-name="T53">я</text:span><text:span text:style-name="T46"> усталости,</text:span><text:span text:style-name="T53"> не чувствуя жалости</text:span><text:span text:style-name="T46">. </text:span><text:span text:style-name="T45">Сражение длилось до рассвета, и когда первые лучи солнца осветили опустошенные улицы, Резкар стоял на центральной площади Dulmir, окруженный своими воинами.</text:span></text:p>
            <text:p text:style-name="P40"><text:span text:style-name="T94"/>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9. <text:s/></text:span><text:span text:style-name="T6">Последняя надежда</text:span></text:p>
          </table:table-cell>
          <table:table-cell table:style-name="Таблица1.B2" office:value-type="string">
            <text:p text:style-name="P13">Начало</text:p>
            <text:p text:style-name="P24"><text:span text:style-name="T113"><office:annotation office:name="__Annotation__8995_2608025956" loext:resolved="false"><dc:creator>&lt;анонимный&gt;</dc:creator><dc:date>2024-05-31T14:40:06.302000000</dc:date><text:p text:style-name="P65"><text:span text:style-name="T114">18+ на геноцид похоже. Наверн вообще переделать. Убрать жителей или как-то не я вно описать. Но сам текст мне – норм.</text:span></text:p></office:annotation></text:span><text:span text:style-name="T53">Остатки гарнизона и вооруженные ж</text:span><text:span text:style-name="T46">ители </text:span><text:soft-page-break/><text:span text:style-name="T46">Dulmir, собрались на </text:span><text:span text:style-name="T53">противоположном краю</text:span><text:span text:style-name="T46"> площади. </text:span><text:span text:style-name="T53">Рядом с воинами стояли</text:span><text:span text:style-name="T46"> простые </text:span><text:span text:style-name="T53">горожане</text:span><text:span text:style-name="T46">, которые решили защитить сво</text:span><text:span text:style-name="T53">й дом от тьмы</text:span><text:span text:style-name="T46">, нависшей над ними. В их сердцах горела искра </text:span><text:span text:style-name="T53">последней</text:span><text:span text:style-name="T46"> надежды </text:span><text:span text:style-name="T53">и </text:span><text:span text:style-name="T113"><office:annotation office:name="__Annotation__8994_2608025956" loext:resolved="false"><dc:creator>&lt;анонимный&gt;</dc:creator><dc:date>2024-05-31T14:37:46.958000000</dc:date><text:p text:style-name="P65"><text:span text:style-name="T114">*Вера в то, что – более уверенно</text:span></text:p><text:p text:style-name="P65"><text:span text:style-name="T114">*Вера, что – менее уверенно</text:span></text:p></office:annotation></text:span><text:span text:style-name="T53">вера</text:span><text:span text:style-name="T46">, что</text:span><office:annotation-end office:name="__Annotation__8994_2608025956"/><text:span text:style-name="T46"> даже против</text:span><text:span text:style-name="T53"> </text:span><text:span text:style-name="T46">безумной силы Резкара у них есть шанс. С криками борьбы и молитвами, они </text:span><text:span text:style-name="T53">стойко</text:span><text:span text:style-name="T46"> встретили врага. И хотя Резкар, погло</text:span><text:span text:style-name="T53">щенный мощью артефакта</text:span><text:span text:style-name="T46">, продолжал свой путь разрушения, героический дух </text:span><text:span text:style-name="T53">жителей Dulmir </text:span><text:span text:style-name="T46">заставил его сердце на мгновение </text:span><text:span text:style-name="T53">встрепенуться</text:span><text:span text:style-name="T46"> перед лицом их стойкости и мужества</text:span><office:annotation-end office:name="__Annotation__8995_2608025956"/><text:span text:style-name="T46">.</text:span><text:span text:style-name="T2"> </text:span></text:p>
            <text:p text:style-name="P14">Финал</text:p>
            <text:p text:style-name="P14">Городская площадь, <office:annotation office:name="__Annotation__3946_2608025956" loext:resolved="false"><dc:creator>&lt;анонимный&gt;</dc:creator><dc:date>2024-05-30T22:30:40.889000000</dc:date><text:p text:style-name="P65"><text:span text:style-name="T114">*ранее – место радости </text:span></text:p><text:p text:style-name="P65"><text:span text:style-name="T114">* которая ранее была местом радости</text:span></text:p></office:annotation>ранее местом радости<office:annotation-end office:name="__Annotation__3946_2608025956"/> и веселья, стала ареной трагедии. Мертвый город. 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  <text:p text:style-name="P5"/>
          </table:table-cell>
          <table:table-cell table:style-name="Таблица1.C2" office:value-type="string">
            <text:p text:style-name="P13">Начало</text:p>
            <text:p text:style-name="P24"><text:span text:style-name="T53">Остатки гарнизона и вооруженные ж</text:span><text:span text:style-name="T46">ители </text:span><text:soft-page-break/><text:span text:style-name="T46">Dulmir, собрались на </text:span><text:span text:style-name="T53">противоположном краю</text:span><text:span text:style-name="T46"> </text:span><text:span text:style-name="T51">площади. В их сердцах</text:span><text:span text:style-name="T46"> горела искра </text:span><text:span text:style-name="T53">последней</text:span><text:span text:style-name="T46"> надежды </text:span><text:span text:style-name="T53">и вера</text:span><text:span text:style-name="T46">, что даже против</text:span><text:span text:style-name="T53"> </text:span><text:span text:style-name="T46">безумной силы Резкара у них есть шанс. С криками борьбы и молитвами, они </text:span><text:span text:style-name="T53">стойко</text:span><text:span text:style-name="T46"> встретили врага. И хотя Резкар, погло</text:span><text:span text:style-name="T53">щенный мощью артефакта</text:span><text:span text:style-name="T46">, продолжал свой путь разрушения, героический дух </text:span><text:span text:style-name="T50">з</text:span><text:span text:style-name="T58">ащитников</text:span><text:span text:style-name="T53"> Dulmir </text:span><text:span text:style-name="T46">заставил его сердце на мгновение </text:span><text:span text:style-name="T53">встрепенуться</text:span><text:span text:style-name="T46"> перед лицом их стойкости и мужества.</text:span><text:span text:style-name="T2"> </text:span></text:p>
            <text:p text:style-name="P14">Финал</text:p>
            <text:p text:style-name="P14">Городская площадь,<text:span text:style-name="T64"> </text:span><text:span text:style-name="T80">ранее — место радости</text:span><text:span text:style-name="T64"> </text:span>и веселья, стала ареной трагедии. Мертвый город. 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1">Сцена </text:span><text:span text:style-name="T6">10. Корона чья?</text:span><text:span text:style-name="T1"> </text:span></text:p>
          </table:table-cell>
          <table:table-cell table:style-name="Таблица1.B2" office:value-type="string">
            <text:p text:style-name="P13">Начало.<text:span text:style-name="T46"/></text:p>
            <text:p text:style-name="Text_20_body"><text:span text:style-name="T46">В самом сердце крепости, под сводами древнего замка, развернулась последняя битва. Резкар, вместе с верными ему воинами, столкнулся </text:span><text:span text:style-name="T2">с личной гвардией великого правителя</text:span><text:span text:style-name="T46">. Эхо стального грохота и </text:span><text:span text:style-name="T53">стона</text:span><text:span text:style-name="T46"> раненых заполнило залы. Властелин, </text:span><text:span text:style-name="T53">слыша приближающийся гул схватки</text:span><text:span text:style-name="T46">, </text:span><text:span text:style-name="T53">все крепче </text:span><text:span text:style-name="T46">сжимал жезл власти, готовый защищать свой трон до последнего вздоха. Он знал, что каждый момент может стать решающим в этой </text:span><text:span text:style-name="T53">последней битве</text:span><text:span text:style-name="T46"> за судьбу королевства.</text:span><text:span text:style-name="T2"> </text:span></text:p>
            <text:p text:style-name="P14">Финал.<text:span text:style-name="T1"/></text:p>
            <text:p text:style-name="P14">На троне, темном и липком от крови, восседает новый король, с <office:annotation office:name="__Annotation__8773_2608025956" loext:resolved="false"><dc:creator>&lt;анонимный&gt;</dc:creator><dc:date>2024-05-31T14:31:02.857000000</dc:date><text:p text:style-name="P65"><text:span text:style-name="T114">Там ниже зло уже хихикает. Мне, если чесн вот этот образ <text:s/>психопата в конце не очень нравится.Понятно, что он обезумел, но он мне шизика больше напоминает а не безумца. Постоянно улыбается.</text:span></text:p></office:annotation>усмешкой взирая<office:annotation-end office:name="__Annotation__8773_2608025956"/> 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вещицы из разрушенного монастыря.</text:p>
            <text:p text:style-name="P5"/>
          </table:table-cell>
          <table:table-cell table:style-name="Таблица1.C2" office:value-type="string">
            <text:p text:style-name="P47">Начало.</text:p>
            <text:p text:style-name="P47"><text:span text:style-name="T99">В самом сердце крепости, под сводами древнего замка, развернулась последняя битва. Резкар, вместе с верными ему воинами, столкнулся </text:span><text:span text:style-name="T94">с личной гвардией великого правителя</text:span><text:span text:style-name="T99">. Эхо стального грохота и </text:span><text:span text:style-name="T102">стона</text:span><text:span text:style-name="T99"> раненых заполнило залы. Властелин, </text:span><text:span text:style-name="T102">слыша приближающийся гул схватки</text:span><text:span text:style-name="T99">, </text:span><text:span text:style-name="T102">все крепче </text:span><text:span text:style-name="T99">сжимал жезл власти, готовый защищать свой трон до последнего вздоха. Он знал, что каждый момент может стать решающим в этой </text:span><text:span text:style-name="T102">последней битве</text:span><text:span text:style-name="T99"> за судьбу королевства.</text:span><text:span text:style-name="T94"> </text:span></text:p>
            <text:p text:style-name="P41">Финал.</text:p>
            <text:p text:style-name="P53">Резкар свершил задуманное, но почему-то это не принесло ему чувства радости и успокоения. Зато, это обрадовало кое кого другого...</text:p>
          </table:table-cell>
        </table:table-row>
        <table:table-row table:style-name="Таблица1.1">
          <table:table-cell table:style-name="Таблица1.A2" office:value-type="string">
            <text:p text:style-name="P62">Финал</text:p>
          </table:table-cell>
          <table:table-cell table:style-name="Таблица1.B2" office:value-type="string">
            <text:p text:style-name="P13"/>
          </table:table-cell>
          <table:table-cell table:style-name="Таблица1.C2" office:value-type="string">
            <text:p text:style-name="P35">На троне, темном и липком от крови, восседает новый <text:span text:style-name="T92">король, взирая </text:span>на пустые залы дворца, пустые улицы города, на пустые земли и пустоту внутри себя. А рядом, положа длань на плечо Резкара, радостно и удовлетворенно хихикало Зло, уже не скрываясь в недрах старинной дивной <text:soft-page-break/>вещицы из разрушенного монастыря.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 hne" svg:font-family="'S hne', ui-sans-serif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67cm" fo:margin-bottom="0.542cm" fo:margin-left="0.794cm" fo:margin-right="0.838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2:32:02</meta:creation-date>
    <dc:date>2024-05-31T15:04:03.603000000</dc:date>
    <meta:editing-cycles>69</meta:editing-cycles>
    <meta:editing-duration>P21DT23H2M24S</meta:editing-duration>
    <meta:generator>LibreOffice/7.6.4.1$Windows_X86_64 LibreOffice_project/e19e193f88cd6c0525a17fb7a176ed8e6a3e2aa1</meta:generator>
    <meta:document-statistic meta:table-count="1" meta:image-count="0" meta:object-count="0" meta:page-count="6" meta:paragraph-count="110" meta:word-count="2339" meta:character-count="16021" meta:non-whitespace-character-count="13768"/>
  </office:meta>
</office:document-meta>
</file>